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1.1791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0.6898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1.2146in"/>
    </style:style>
    <style:style style:name="co8" style:family="table-column">
      <style:table-column-properties fo:break-before="auto" style:column-width="1.1398in"/>
    </style:style>
    <style:style style:name="co9" style:family="table-column">
      <style:table-column-properties fo:break-before="auto" style:column-width="1.8654in"/>
    </style:style>
    <style:style style:name="co10" style:family="table-column">
      <style:table-column-properties fo:break-before="auto" style:column-width="1.0965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248in"/>
    </style:style>
    <style:style style:name="co13" style:family="table-column">
      <style:table-column-properties fo:break-before="auto" style:column-width="1.263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6472in"/>
    </style:style>
    <style:style style:name="co16" style:family="table-column">
      <style:table-column-properties fo:break-before="auto" style:column-width="1.1362in"/>
    </style:style>
    <style:style style:name="co17" style:family="table-column">
      <style:table-column-properties fo:break-before="auto" style:column-width="1.7484in"/>
    </style:style>
    <style:style style:name="co18" style:family="table-column">
      <style:table-column-properties fo:break-before="auto" style:column-width="1.1618in"/>
    </style:style>
    <style:style style:name="co19" style:family="table-column">
      <style:table-column-properties fo:break-before="auto" style:column-width="1.3307in"/>
    </style:style>
    <style:style style:name="ro1" style:family="table-row">
      <style:table-row-properties style:row-height="0.1854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b84747"/>
      <style:text-properties fo:color="#c0c0c0"/>
    </style:style>
    <style:style style:name="ce2" style:family="table-cell" style:parent-style-name="Default">
      <style:table-cell-properties fo:background-color="#008000"/>
      <style:text-properties fo:color="#c0c0c0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b3b3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000000" fo:font-weight="normal" style:font-weight-asian="normal" style:font-weight-complex="normal"/>
    </style:style>
    <style:style style:name="ce9" style:family="table-cell" style:parent-style-name="Default" style:data-style-name="N1">
      <style:text-properties fo:color="#000000"/>
    </style:style>
    <style:style style:name="ce10" style:family="table-cell" style:parent-style-name="Default" style:data-style-name="N1"/>
    <style:style style:name="ce11" style:family="table-cell" style:parent-style-name="Default" style:data-style-name="N1">
      <style:text-properties fo:color="#000000"/>
      <style:map style:condition="cell-content()&gt;=1" style:apply-style-name="Безымянный1" style:base-cell-address="Лист1.G2"/>
      <style:map style:condition="cell-content()=0" style:apply-style-name="Безымянный2" style:base-cell-address="Лист1.G2"/>
    </style:style>
    <style:style style:name="ce12" style:family="table-cell" style:parent-style-name="Default" style:data-style-name="N1">
      <style:map style:condition="cell-content()&gt;=1" style:apply-style-name="Безымянный1" style:base-cell-address="Лист1.G2"/>
      <style:map style:condition="cell-content()=0" style:apply-style-name="Безымянный2" style:base-cell-address="Лист1.G2"/>
    </style:style>
    <style:style style:name="ce13" style:family="table-cell" style:parent-style-name="Default" style:data-style-name="N0">
      <style:text-properties fo:color="#000000"/>
    </style:style>
    <style:style style:name="ce14" style:family="table-cell" style:parent-style-name="Default" style:data-style-name="N0">
      <style:table-cell-properties fo:background-color="transparent"/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color="#000000"/>
    </style:style>
    <style:style style:name="ce17" style:family="table-cell" style:parent-style-name="Default">
      <style:table-cell-properties fo:background-color="transparent"/>
      <style:text-properties fo:color="#000000" style:font-name="Liberation Sans" style:font-name-asian="DejaVu Sans" style:font-name-complex="Lohit Hindi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e6e6e6"/>
    </style:style>
    <style:style style:name="ce20" style:family="table-cell" style:parent-style-name="Default">
      <style:table-cell-properties fo:background-color="#ff9966"/>
    </style:style>
    <style:style style:name="ce21" style:family="table-cell" style:parent-style-name="Default">
      <style:table-cell-properties fo:background-color="#94bd5e"/>
    </style:style>
    <style:style style:name="ce22" style:family="table-cell" style:parent-style-name="Default">
      <style:table-cell-properties fo:background-color="#99ccff"/>
    </style:style>
    <style:style style:name="ce23" style:family="table-cell" style:parent-style-name="Default" style:data-style-name="N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6.2941in" svg:height="3.539in" svg:x="20.1335in" svg:y="0.926in">
            <draw:object draw:notify-on-update-of-ranges="Лист1.B1:Лист1.B1 Лист1.B2:Лист1.B30 Лист1.C1:Лист1.C1 Лист1.C2:Лист1.C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user difficulty</text:p>
          </table:table-cell>
          <table:table-cell office:value-type="string" calcext:value-type="string">
            <text:p>enemy difficulty</text:p>
          </table:table-cell>
          <table:table-cell office:value-type="string" calcext:value-type="string">
            <text:p>die count</text:p>
          </table:table-cell>
          <table:table-cell office:value-type="string" calcext:value-type="string">
            <text:p>user total</text:p>
          </table:table-cell>
          <table:table-cell office:value-type="string" calcext:value-type="string">
            <text:p>coin confirm</text:p>
          </table:table-cell>
          <table:table-cell office:value-type="string" calcext:value-type="string">
            <text:p>user coin rewards</text:p>
          </table:table-cell>
          <table:table-cell office:value-type="string" calcext:value-type="string">
            <text:p>user die rewards</text:p>
          </table:table-cell>
          <table:table-cell office:value-type="string" calcext:value-type="string">
            <text:p>enemy total</text:p>
          </table:table-cell>
          <table:table-cell table:number-columns-repeated="11"/>
          <table:table-cell office:value-type="string" calcext:value-type="string">
            <text:p>side quest pass</text:p>
          </table:table-cell>
          <table:table-cell office:value-type="string" calcext:value-type="string">
            <text:p>side quest confirm</text:p>
          </table:table-cell>
          <table:table-cell office:value-type="string" calcext:value-type="string">
            <text:p>exclude drop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9" table:formula="of:=[.B2]*[.D2]" office:value-type="float" office:value="5" calcext:value-type="float">
            <text:p>5</text:p>
          </table:table-cell>
          <table:table-cell table:style-name="ce9" table:formula="of:=[.B2]*[.$Q$30]" office:value-type="float" office:value="5" calcext:value-type="float">
            <text:p>5</text:p>
          </table:table-cell>
          <table:table-cell table:style-name="ce9" table:formula="of:=([.E3]-[.E2])*[.$Q$29]*(1-[.M3])" office:value-type="float" office:value="36" calcext:value-type="float">
            <text:p>36</text:p>
          </table:table-cell>
          <table:table-cell table:style-name="ce11" table:formula="of:=[.D3]-[.D2]" office:value-type="float" office:value="1" calcext:value-type="float">
            <text:p>1</text:p>
          </table:table-cell>
          <table:table-cell table:style-name="ce9" table:formula="of:=[.D2]*[.C2]" office:value-type="float" office:value="5" calcext:value-type="float">
            <text:p>5</text:p>
          </table:table-cell>
          <table:table-cell table:style-name="ce7" office:value-type="string" calcext:value-type="string">
            <text:p>enemy factor</text:p>
          </table:table-cell>
          <table:table-cell table:style-name="ce7" office:value-type="string" calcext:value-type="string">
            <text:p>user factor</text:p>
          </table:table-cell>
          <table:table-cell table:style-name="ce14"/>
          <table:table-cell office:value-type="string" calcext:value-type="string">
            <text:p>coin fall multiplier</text:p>
          </table:table-cell>
          <table:table-cell table:number-columns-repeated="7"/>
          <table:table-cell table:style-name="ce23" table:formula="of:=[.G2]*[.$S$29]" office:value-type="float" office:value="21.6" calcext:value-type="float">
            <text:p>22</text:p>
          </table:table-cell>
          <table:table-cell table:style-name="ce23" table:formula="of:=[.F2]*[.$S$29]" office:value-type="float" office:value="3" calcext:value-type="float">
            <text:p>3</text:p>
          </table:table-cell>
          <table:table-cell table:style-name="ce10" table:formula="of:=[.U2]-[.V2]" office:value-type="float" office:value="18.6" calcext:value-type="float">
            <text:p>19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table:formula="of:=[.B2]*[.$K3]" office:value-type="float" office:value="5.5" calcext:value-type="float">
            <text:p>5.5</text:p>
          </table:table-cell>
          <table:table-cell table:style-name="ce7" table:formula="of:=[.C2]*[.$J3]" office:value-type="float" office:value="5.75" calcext:value-type="float">
            <text:p>5.75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B3]*[.D3]" office:value-type="float" office:value="11" calcext:value-type="float">
            <text:p>11</text:p>
          </table:table-cell>
          <table:table-cell table:style-name="ce9" table:formula="of:=[.B3]*[.$Q$30]" office:value-type="float" office:value="5.5" calcext:value-type="float">
            <text:p>6</text:p>
          </table:table-cell>
          <table:table-cell table:style-name="ce9" table:formula="of:=([.E4]-[.E3])*[.$Q$29]*(1-[.M4])" office:value-type="float" office:value="6.6" calcext:value-type="float">
            <text:p>7</text:p>
          </table:table-cell>
          <table:table-cell table:style-name="ce11" table:formula="of:=[.D4]-[.D3]" office:value-type="float" office:value="0" calcext:value-type="float">
            <text:p>0</text:p>
          </table:table-cell>
          <table:table-cell table:style-name="ce13" table:formula="of:=[.D3]*[.C3]" office:value-type="float" office:value="11.5" calcext:value-type="float">
            <text:p>11.5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3]*[.$S$29]" office:value-type="float" office:value="3.96" calcext:value-type="float">
            <text:p>4</text:p>
          </table:table-cell>
          <table:table-cell table:style-name="ce23" table:formula="of:=[.F3]*[.$S$29]" office:value-type="float" office:value="3.3" calcext:value-type="float">
            <text:p>3</text:p>
          </table:table-cell>
          <table:table-cell table:style-name="ce10" table:formula="of:=[.U3]-[.V3]" office:value-type="float" office:value="0.66" calcext:value-type="float">
            <text:p>1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table:formula="of:=[.B3]*[.$K4]" office:value-type="float" office:value="6.05" calcext:value-type="float">
            <text:p>6.05</text:p>
          </table:table-cell>
          <table:table-cell table:style-name="ce7" table:formula="of:=[.C3]*[.$J4]" office:value-type="float" office:value="6.6125" calcext:value-type="float">
            <text:p>6.6125</text:p>
          </table:table-cell>
          <table:table-cell table:style-name="ce7" office:value-type="float" office:value="2" calcext:value-type="float">
            <text:p>2</text:p>
          </table:table-cell>
          <table:table-cell table:style-name="ce9" table:formula="of:=[.B4]*[.D4]" office:value-type="float" office:value="12.1" calcext:value-type="float">
            <text:p>12</text:p>
          </table:table-cell>
          <table:table-cell table:style-name="ce9" table:formula="of:=[.B4]*[.$Q$30]" office:value-type="float" office:value="6.05" calcext:value-type="float">
            <text:p>6</text:p>
          </table:table-cell>
          <table:table-cell table:style-name="ce9" table:formula="of:=([.E5]-[.E4])*[.$Q$29]*(1-[.M5])" office:value-type="float" office:value="47.19" calcext:value-type="float">
            <text:p>47</text:p>
          </table:table-cell>
          <table:table-cell table:style-name="ce11" table:formula="of:=[.D5]-[.D4]" office:value-type="float" office:value="1" calcext:value-type="float">
            <text:p>1</text:p>
          </table:table-cell>
          <table:table-cell table:style-name="ce9" table:formula="of:=[.D4]*[.C4]" office:value-type="float" office:value="13.225" calcext:value-type="float">
            <text:p>1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4]*[.$S$29]" office:value-type="float" office:value="28.314" calcext:value-type="float">
            <text:p>28</text:p>
          </table:table-cell>
          <table:table-cell table:style-name="ce23" table:formula="of:=[.F4]*[.$S$29]" office:value-type="float" office:value="3.63" calcext:value-type="float">
            <text:p>4</text:p>
          </table:table-cell>
          <table:table-cell table:style-name="ce10" table:formula="of:=[.U4]-[.V4]" office:value-type="float" office:value="24.684" calcext:value-type="float">
            <text:p>2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 table:formula="of:=[.B4]*[.$K5]" office:value-type="float" office:value="6.655" calcext:value-type="float">
            <text:p>6.655</text:p>
          </table:table-cell>
          <table:table-cell table:style-name="ce7" table:formula="of:=[.C4]*[.$J5]" office:value-type="float" office:value="7.604375" calcext:value-type="float">
            <text:p>7.604375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B5]*[.D5]" office:value-type="float" office:value="19.965" calcext:value-type="float">
            <text:p>20</text:p>
          </table:table-cell>
          <table:table-cell table:style-name="ce9" table:formula="of:=[.B5]*[.$Q$30]" office:value-type="float" office:value="6.655" calcext:value-type="float">
            <text:p>7</text:p>
          </table:table-cell>
          <table:table-cell table:style-name="ce9" table:formula="of:=([.E6]-[.E5])*[.$Q$29]*(1-[.M6])" office:value-type="float" office:value="11.979" calcext:value-type="float">
            <text:p>12</text:p>
          </table:table-cell>
          <table:table-cell table:style-name="ce11" table:formula="of:=[.D6]-[.D5]" office:value-type="float" office:value="0" calcext:value-type="float">
            <text:p>0</text:p>
          </table:table-cell>
          <table:table-cell table:style-name="ce9" table:formula="of:=[.D5]*[.C5]" office:value-type="float" office:value="22.813125" calcext:value-type="float">
            <text:p>2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5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5]*[.$S$29]" office:value-type="float" office:value="7.18740000000001" calcext:value-type="float">
            <text:p>7</text:p>
          </table:table-cell>
          <table:table-cell table:style-name="ce23" table:formula="of:=[.F5]*[.$S$29]" office:value-type="float" office:value="3.993" calcext:value-type="float">
            <text:p>4</text:p>
          </table:table-cell>
          <table:table-cell table:style-name="ce10" table:formula="of:=[.U5]-[.V5]" office:value-type="float" office:value="3.19440000000001" calcext:value-type="float">
            <text:p>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7" table:formula="of:=[.B5]*[.$K6]" office:value-type="float" office:value="7.3205" calcext:value-type="float">
            <text:p>7.3205</text:p>
          </table:table-cell>
          <table:table-cell table:style-name="ce7" table:formula="of:=[.C5]*[.$J6]" office:value-type="float" office:value="8.74503125" calcext:value-type="float">
            <text:p>8.74503125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B6]*[.D6]" office:value-type="float" office:value="21.9615" calcext:value-type="float">
            <text:p>22</text:p>
          </table:table-cell>
          <table:table-cell table:style-name="ce9" table:formula="of:=[.B6]*[.$Q$30]" office:value-type="float" office:value="7.3205" calcext:value-type="float">
            <text:p>7</text:p>
          </table:table-cell>
          <table:table-cell table:style-name="ce9" table:formula="of:=([.E7]-[.E6])*[.$Q$29]*(1-[.M7])" office:value-type="float" office:value="13.1769" calcext:value-type="float">
            <text:p>13</text:p>
          </table:table-cell>
          <table:table-cell table:style-name="ce11" table:formula="of:=[.D7]-[.D6]" office:value-type="float" office:value="0" calcext:value-type="float">
            <text:p>0</text:p>
          </table:table-cell>
          <table:table-cell table:style-name="ce9" table:formula="of:=[.D6]*[.C6]" office:value-type="float" office:value="26.23509375" calcext:value-type="float">
            <text:p>26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6]*[.$S$29]" office:value-type="float" office:value="7.90614" calcext:value-type="float">
            <text:p>8</text:p>
          </table:table-cell>
          <table:table-cell table:style-name="ce23" table:formula="of:=[.F6]*[.$S$29]" office:value-type="float" office:value="4.3923" calcext:value-type="float">
            <text:p>4</text:p>
          </table:table-cell>
          <table:table-cell table:style-name="ce10" table:formula="of:=[.U6]-[.V6]" office:value-type="float" office:value="3.51384" calcext:value-type="float">
            <text:p>4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7" table:formula="of:=[.B6]*[.$K7]" office:value-type="float" office:value="8.05255" calcext:value-type="float">
            <text:p>8.05255</text:p>
          </table:table-cell>
          <table:table-cell table:style-name="ce7" table:formula="of:=[.C6]*[.$J7]" office:value-type="float" office:value="10.0567859375" calcext:value-type="float">
            <text:p>10.0567859375</text:p>
          </table:table-cell>
          <table:table-cell table:style-name="ce7" office:value-type="float" office:value="3" calcext:value-type="float">
            <text:p>3</text:p>
          </table:table-cell>
          <table:table-cell table:style-name="ce9" table:formula="of:=[.B7]*[.D7]" office:value-type="float" office:value="24.15765" calcext:value-type="float">
            <text:p>24</text:p>
          </table:table-cell>
          <table:table-cell table:style-name="ce9" table:formula="of:=[.B7]*[.$Q$30]" office:value-type="float" office:value="8.05255" calcext:value-type="float">
            <text:p>8</text:p>
          </table:table-cell>
          <table:table-cell table:style-name="ce9" table:formula="of:=([.E8]-[.E7])*[.$Q$29]*(1-[.M8])" office:value-type="float" office:value="67.64142" calcext:value-type="float">
            <text:p>68</text:p>
          </table:table-cell>
          <table:table-cell table:style-name="ce11" table:formula="of:=[.D8]-[.D7]" office:value-type="float" office:value="1" calcext:value-type="float">
            <text:p>1</text:p>
          </table:table-cell>
          <table:table-cell table:style-name="ce9" table:formula="of:=[.D7]*[.C7]" office:value-type="float" office:value="30.1703578125" calcext:value-type="float">
            <text:p>30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7]*[.$S$29]" office:value-type="float" office:value="40.584852" calcext:value-type="float">
            <text:p>41</text:p>
          </table:table-cell>
          <table:table-cell table:style-name="ce23" table:formula="of:=[.F7]*[.$S$29]" office:value-type="float" office:value="4.83153" calcext:value-type="float">
            <text:p>5</text:p>
          </table:table-cell>
          <table:table-cell table:style-name="ce10" table:formula="of:=[.U7]-[.V7]" office:value-type="float" office:value="35.753322" calcext:value-type="float">
            <text:p>3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table:formula="of:=[.B7]*[.$K8]" office:value-type="float" office:value="8.857805" calcext:value-type="float">
            <text:p>8.857805</text:p>
          </table:table-cell>
          <table:table-cell table:style-name="ce7" table:formula="of:=[.C7]*[.$J8]" office:value-type="float" office:value="11.565303828125" calcext:value-type="float">
            <text:p>11.5653038281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8]*[.D8]" office:value-type="float" office:value="35.43122" calcext:value-type="float">
            <text:p>35</text:p>
          </table:table-cell>
          <table:table-cell table:style-name="ce9" table:formula="of:=[.B8]*[.$Q$30]" office:value-type="float" office:value="8.857805" calcext:value-type="float">
            <text:p>9</text:p>
          </table:table-cell>
          <table:table-cell table:style-name="ce9" table:formula="of:=([.E9]-[.E8])*[.$Q$29]*(1-[.M9])" office:value-type="float" office:value="21.258732" calcext:value-type="float">
            <text:p>21</text:p>
          </table:table-cell>
          <table:table-cell table:style-name="ce11" table:formula="of:=[.D9]-[.D8]" office:value-type="float" office:value="0" calcext:value-type="float">
            <text:p>0</text:p>
          </table:table-cell>
          <table:table-cell table:style-name="ce9" table:formula="of:=[.D8]*[.C8]" office:value-type="float" office:value="46.2612153125" calcext:value-type="float">
            <text:p>46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8]*[.$S$29]" office:value-type="float" office:value="12.7552392" calcext:value-type="float">
            <text:p>13</text:p>
          </table:table-cell>
          <table:table-cell table:style-name="ce23" table:formula="of:=[.F8]*[.$S$29]" office:value-type="float" office:value="5.314683" calcext:value-type="float">
            <text:p>5</text:p>
          </table:table-cell>
          <table:table-cell table:style-name="ce10" table:formula="of:=[.U8]-[.V8]" office:value-type="float" office:value="7.4405562" calcext:value-type="float">
            <text:p>7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table:formula="of:=[.B8]*[.$K9]" office:value-type="float" office:value="9.7435855" calcext:value-type="float">
            <text:p>9.7435855</text:p>
          </table:table-cell>
          <table:table-cell table:style-name="ce7" table:formula="of:=[.C8]*[.$J9]" office:value-type="float" office:value="13.3000994023437" calcext:value-type="float">
            <text:p>13.3000994023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9]*[.D9]" office:value-type="float" office:value="38.974342" calcext:value-type="float">
            <text:p>39</text:p>
          </table:table-cell>
          <table:table-cell table:style-name="ce9" table:formula="of:=[.B9]*[.$Q$30]" office:value-type="float" office:value="9.7435855" calcext:value-type="float">
            <text:p>10</text:p>
          </table:table-cell>
          <table:table-cell table:style-name="ce9" table:formula="of:=([.E10]-[.E9])*[.$Q$29]*(1-[.M10])" office:value-type="float" office:value="23.3846052" calcext:value-type="float">
            <text:p>23</text:p>
          </table:table-cell>
          <table:table-cell table:style-name="ce11" table:formula="of:=[.D10]-[.D9]" office:value-type="float" office:value="0" calcext:value-type="float">
            <text:p>0</text:p>
          </table:table-cell>
          <table:table-cell table:style-name="ce9" table:formula="of:=[.D9]*[.C9]" office:value-type="float" office:value="53.200397609375" calcext:value-type="float">
            <text:p>5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9]*[.$S$29]" office:value-type="float" office:value="14.03076312" calcext:value-type="float">
            <text:p>14</text:p>
          </table:table-cell>
          <table:table-cell table:style-name="ce23" table:formula="of:=[.F9]*[.$S$29]" office:value-type="float" office:value="5.8461513" calcext:value-type="float">
            <text:p>6</text:p>
          </table:table-cell>
          <table:table-cell table:style-name="ce10" table:formula="of:=[.U9]-[.V9]" office:value-type="float" office:value="8.18461182" calcext:value-type="float">
            <text:p>8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table:formula="of:=[.B9]*[.$K10]" office:value-type="float" office:value="10.71794405" calcext:value-type="float">
            <text:p>10.71794405</text:p>
          </table:table-cell>
          <table:table-cell table:style-name="ce7" table:formula="of:=[.C9]*[.$J10]" office:value-type="float" office:value="15.2951143126953" calcext:value-type="float">
            <text:p>15.2951143127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10]*[.D10]" office:value-type="float" office:value="42.8717762" calcext:value-type="float">
            <text:p>43</text:p>
          </table:table-cell>
          <table:table-cell table:style-name="ce9" table:formula="of:=[.B10]*[.$Q$30]" office:value-type="float" office:value="10.71794405" calcext:value-type="float">
            <text:p>11</text:p>
          </table:table-cell>
          <table:table-cell table:style-name="ce9" table:formula="of:=([.E11]-[.E10])*[.$Q$29]*(1-[.M11])" office:value-type="float" office:value="25.72306572" calcext:value-type="float">
            <text:p>26</text:p>
          </table:table-cell>
          <table:table-cell table:style-name="ce11" table:formula="of:=[.D11]-[.D10]" office:value-type="float" office:value="0" calcext:value-type="float">
            <text:p>0</text:p>
          </table:table-cell>
          <table:table-cell table:style-name="ce9" table:formula="of:=[.D10]*[.C10]" office:value-type="float" office:value="61.1804572507812" calcext:value-type="float">
            <text:p>6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0]*[.$S$29]" office:value-type="float" office:value="15.433839432" calcext:value-type="float">
            <text:p>15</text:p>
          </table:table-cell>
          <table:table-cell table:style-name="ce23" table:formula="of:=[.F10]*[.$S$29]" office:value-type="float" office:value="6.43076643" calcext:value-type="float">
            <text:p>6</text:p>
          </table:table-cell>
          <table:table-cell table:style-name="ce10" table:formula="of:=[.U10]-[.V10]" office:value-type="float" office:value="9.003073002" calcext:value-type="float">
            <text:p>9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7" table:formula="of:=[.B10]*[.$K11]" office:value-type="float" office:value="11.789738455" calcext:value-type="float">
            <text:p>11.789738455</text:p>
          </table:table-cell>
          <table:table-cell table:style-name="ce7" table:formula="of:=[.C10]*[.$J11]" office:value-type="float" office:value="17.5893814595996" calcext:value-type="float">
            <text:p>17.5893814596</text:p>
          </table:table-cell>
          <table:table-cell table:style-name="ce7" office:value-type="float" office:value="4" calcext:value-type="float">
            <text:p>4</text:p>
          </table:table-cell>
          <table:table-cell table:style-name="ce9" table:formula="of:=[.B11]*[.D11]" office:value-type="float" office:value="47.15895382" calcext:value-type="float">
            <text:p>47</text:p>
          </table:table-cell>
          <table:table-cell table:style-name="ce9" table:formula="of:=[.B11]*[.$Q$30]" office:value-type="float" office:value="11.789738455" calcext:value-type="float">
            <text:p>12</text:p>
          </table:table-cell>
          <table:table-cell table:style-name="ce9" table:formula="of:=([.E12]-[.E11])*[.$Q$29]*(1-[.M12])" office:value-type="float" office:value="106.107646095001" calcext:value-type="float">
            <text:p>106</text:p>
          </table:table-cell>
          <table:table-cell table:style-name="ce11" table:formula="of:=[.D12]-[.D11]" office:value-type="float" office:value="1" calcext:value-type="float">
            <text:p>1</text:p>
          </table:table-cell>
          <table:table-cell table:style-name="ce9" table:formula="of:=[.D11]*[.C11]" office:value-type="float" office:value="70.3575258383984" calcext:value-type="float">
            <text:p>70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7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1]*[.$S$29]" office:value-type="float" office:value="63.6645876570003" calcext:value-type="float">
            <text:p>64</text:p>
          </table:table-cell>
          <table:table-cell table:style-name="ce23" table:formula="of:=[.F11]*[.$S$29]" office:value-type="float" office:value="7.073843073" calcext:value-type="float">
            <text:p>7</text:p>
          </table:table-cell>
          <table:table-cell table:style-name="ce10" table:formula="of:=[.U11]-[.V11]" office:value-type="float" office:value="56.5907445840003" calcext:value-type="float">
            <text:p>5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table:formula="of:=[.B11]*[.$K12]" office:value-type="float" office:value="12.9687123005" calcext:value-type="float">
            <text:p>12.9687123005</text:p>
          </table:table-cell>
          <table:table-cell table:style-name="ce7" table:formula="of:=[.C11]*[.$J12]" office:value-type="float" office:value="20.2277886785395" calcext:value-type="float">
            <text:p>20.2277886785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B12]*[.D12]" office:value-type="float" office:value="64.8435615025001" calcext:value-type="float">
            <text:p>65</text:p>
          </table:table-cell>
          <table:table-cell table:style-name="ce9" table:formula="of:=[.B12]*[.$Q$30]" office:value-type="float" office:value="12.9687123005" calcext:value-type="float">
            <text:p>13</text:p>
          </table:table-cell>
          <table:table-cell table:style-name="ce9" table:formula="of:=([.E13]-[.E12])*[.$Q$29]*(1-[.M13])" office:value-type="float" office:value="38.9061369014995" calcext:value-type="float">
            <text:p>39</text:p>
          </table:table-cell>
          <table:table-cell table:style-name="ce11" table:formula="of:=[.D13]-[.D12]" office:value-type="float" office:value="0" calcext:value-type="float">
            <text:p>0</text:p>
          </table:table-cell>
          <table:table-cell table:style-name="ce9" table:formula="of:=[.D12]*[.C12]" office:value-type="float" office:value="101.138943392698" calcext:value-type="float">
            <text:p>10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2]*[.$S$29]" office:value-type="float" office:value="23.3436821408997" calcext:value-type="float">
            <text:p>23</text:p>
          </table:table-cell>
          <table:table-cell table:style-name="ce23" table:formula="of:=[.F12]*[.$S$29]" office:value-type="float" office:value="7.7812273803" calcext:value-type="float">
            <text:p>8</text:p>
          </table:table-cell>
          <table:table-cell table:style-name="ce10" table:formula="of:=[.U12]-[.V12]" office:value-type="float" office:value="15.5624547605997" calcext:value-type="float">
            <text:p>16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7" table:formula="of:=[.B12]*[.$K13]" office:value-type="float" office:value="14.26558353055" calcext:value-type="float">
            <text:p>14.2655835306</text:p>
          </table:table-cell>
          <table:table-cell table:style-name="ce7" table:formula="of:=[.C12]*[.$J13]" office:value-type="float" office:value="23.2619569803205" calcext:value-type="float">
            <text:p>23.2619569803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B13]*[.D13]" office:value-type="float" office:value="71.32791765275" calcext:value-type="float">
            <text:p>71</text:p>
          </table:table-cell>
          <table:table-cell table:style-name="ce9" table:formula="of:=[.B13]*[.$Q$30]" office:value-type="float" office:value="14.26558353055" calcext:value-type="float">
            <text:p>14</text:p>
          </table:table-cell>
          <table:table-cell table:style-name="ce9" table:formula="of:=([.E14]-[.E13])*[.$Q$29]*(1-[.M14])" office:value-type="float" office:value="42.7967505916506" calcext:value-type="float">
            <text:p>43</text:p>
          </table:table-cell>
          <table:table-cell table:style-name="ce11" table:formula="of:=[.D14]-[.D13]" office:value-type="float" office:value="0" calcext:value-type="float">
            <text:p>0</text:p>
          </table:table-cell>
          <table:table-cell table:style-name="ce9" table:formula="of:=[.D13]*[.C13]" office:value-type="float" office:value="116.309784901602" calcext:value-type="float">
            <text:p>116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3]*[.$S$29]" office:value-type="float" office:value="25.6780503549904" calcext:value-type="float">
            <text:p>26</text:p>
          </table:table-cell>
          <table:table-cell table:style-name="ce23" table:formula="of:=[.F13]*[.$S$29]" office:value-type="float" office:value="8.55935011833" calcext:value-type="float">
            <text:p>9</text:p>
          </table:table-cell>
          <table:table-cell table:style-name="ce10" table:formula="of:=[.U13]-[.V13]" office:value-type="float" office:value="17.1187002366604" calcext:value-type="float">
            <text:p>1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7" table:formula="of:=[.B13]*[.$K14]" office:value-type="float" office:value="15.692141883605" calcext:value-type="float">
            <text:p>15.6921418836</text:p>
          </table:table-cell>
          <table:table-cell table:style-name="ce7" table:formula="of:=[.C13]*[.$J14]" office:value-type="float" office:value="26.7512505273685" calcext:value-type="float">
            <text:p>26.7512505274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B14]*[.D14]" office:value-type="float" office:value="78.4607094180251" calcext:value-type="float">
            <text:p>78</text:p>
          </table:table-cell>
          <table:table-cell table:style-name="ce9" table:formula="of:=[.B14]*[.$Q$30]" office:value-type="float" office:value="15.692141883605" calcext:value-type="float">
            <text:p>16</text:p>
          </table:table-cell>
          <table:table-cell table:style-name="ce9" table:formula="of:=([.E15]-[.E14])*[.$Q$29]*(1-[.M15])" office:value-type="float" office:value="47.076425650815" calcext:value-type="float">
            <text:p>47</text:p>
          </table:table-cell>
          <table:table-cell table:style-name="ce11" table:formula="of:=[.D15]-[.D14]" office:value-type="float" office:value="0" calcext:value-type="float">
            <text:p>0</text:p>
          </table:table-cell>
          <table:table-cell table:style-name="ce9" table:formula="of:=[.D14]*[.C14]" office:value-type="float" office:value="133.756252636843" calcext:value-type="float">
            <text:p>134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4]*[.$S$29]" office:value-type="float" office:value="28.245855390489" calcext:value-type="float">
            <text:p>28</text:p>
          </table:table-cell>
          <table:table-cell table:style-name="ce23" table:formula="of:=[.F14]*[.$S$29]" office:value-type="float" office:value="9.415285130163" calcext:value-type="float">
            <text:p>9</text:p>
          </table:table-cell>
          <table:table-cell table:style-name="ce10" table:formula="of:=[.U14]-[.V14]" office:value-type="float" office:value="18.830570260326" calcext:value-type="float">
            <text:p>19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7" table:formula="of:=[.B14]*[.$K15]" office:value-type="float" office:value="17.2613560719655" calcext:value-type="float">
            <text:p>17.261356072</text:p>
          </table:table-cell>
          <table:table-cell table:style-name="ce7" table:formula="of:=[.C14]*[.$J15]" office:value-type="float" office:value="30.7639381064738" calcext:value-type="float">
            <text:p>30.7639381065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B15]*[.D15]" office:value-type="float" office:value="86.3067803598276" calcext:value-type="float">
            <text:p>86</text:p>
          </table:table-cell>
          <table:table-cell table:style-name="ce9" table:formula="of:=[.B15]*[.$Q$30]" office:value-type="float" office:value="17.2613560719655" calcext:value-type="float">
            <text:p>17</text:p>
          </table:table-cell>
          <table:table-cell table:style-name="ce9" table:formula="of:=([.E16]-[.E15])*[.$Q$29]*(1-[.M16])" office:value-type="float" office:value="51.7840682158962" calcext:value-type="float">
            <text:p>52</text:p>
          </table:table-cell>
          <table:table-cell table:style-name="ce11" table:formula="of:=[.D16]-[.D15]" office:value-type="float" office:value="0" calcext:value-type="float">
            <text:p>0</text:p>
          </table:table-cell>
          <table:table-cell table:style-name="ce9" table:formula="of:=[.D15]*[.C15]" office:value-type="float" office:value="153.819690532369" calcext:value-type="float">
            <text:p>154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5]*[.$S$29]" office:value-type="float" office:value="31.0704409295377" calcext:value-type="float">
            <text:p>31</text:p>
          </table:table-cell>
          <table:table-cell table:style-name="ce23" table:formula="of:=[.F15]*[.$S$29]" office:value-type="float" office:value="10.3568136431793" calcext:value-type="float">
            <text:p>10</text:p>
          </table:table-cell>
          <table:table-cell table:style-name="ce10" table:formula="of:=[.U15]-[.V15]" office:value-type="float" office:value="20.7136272863584" calcext:value-type="float">
            <text:p>21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7" table:formula="of:=[.B15]*[.$K16]" office:value-type="float" office:value="18.9874916791621" calcext:value-type="float">
            <text:p>18.9874916792</text:p>
          </table:table-cell>
          <table:table-cell table:style-name="ce7" table:formula="of:=[.C15]*[.$J16]" office:value-type="float" office:value="35.3785288224449" calcext:value-type="float">
            <text:p>35.3785288224</text:p>
          </table:table-cell>
          <table:table-cell table:style-name="ce7" office:value-type="float" office:value="5" calcext:value-type="float">
            <text:p>5</text:p>
          </table:table-cell>
          <table:table-cell table:style-name="ce9" table:formula="of:=[.B16]*[.D16]" office:value-type="float" office:value="94.9374583958103" calcext:value-type="float">
            <text:p>95</text:p>
          </table:table-cell>
          <table:table-cell table:style-name="ce9" table:formula="of:=[.B16]*[.$Q$30]" office:value-type="float" office:value="18.9874916791621" calcext:value-type="float">
            <text:p>19</text:p>
          </table:table-cell>
          <table:table-cell table:style-name="ce9" table:formula="of:=([.E17]-[.E16])*[.$Q$29]*(1-[.M17])" office:value-type="float" office:value="182.279920119958" calcext:value-type="float">
            <text:p>182</text:p>
          </table:table-cell>
          <table:table-cell table:style-name="ce11" table:formula="of:=[.D17]-[.D16]" office:value-type="float" office:value="1" calcext:value-type="float">
            <text:p>1</text:p>
          </table:table-cell>
          <table:table-cell table:style-name="ce9" table:formula="of:=[.D16]*[.C16]" office:value-type="float" office:value="176.892644112224" calcext:value-type="float">
            <text:p>177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6]*[.$S$29]" office:value-type="float" office:value="109.367952071975" calcext:value-type="float">
            <text:p>109</text:p>
          </table:table-cell>
          <table:table-cell table:style-name="ce23" table:formula="of:=[.F16]*[.$S$29]" office:value-type="float" office:value="11.3924950074973" calcext:value-type="float">
            <text:p>11</text:p>
          </table:table-cell>
          <table:table-cell table:style-name="ce10" table:formula="of:=[.U16]-[.V16]" office:value-type="float" office:value="97.9754570644777" calcext:value-type="float">
            <text:p>98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7" table:formula="of:=[.B16]*[.$K17]" office:value-type="float" office:value="20.8862408470783" calcext:value-type="float">
            <text:p>20.8862408471</text:p>
          </table:table-cell>
          <table:table-cell table:style-name="ce7" table:formula="of:=[.C16]*[.$J17]" office:value-type="float" office:value="40.6853081458116" calcext:value-type="float">
            <text:p>40.6853081458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B17]*[.D17]" office:value-type="float" office:value="125.31744508247" calcext:value-type="float">
            <text:p>125</text:p>
          </table:table-cell>
          <table:table-cell table:style-name="ce9" table:formula="of:=[.B17]*[.$Q$30]" office:value-type="float" office:value="20.8862408470783" calcext:value-type="float">
            <text:p>21</text:p>
          </table:table-cell>
          <table:table-cell table:style-name="ce9" table:formula="of:=([.E18]-[.E17])*[.$Q$29]*(1-[.M18])" office:value-type="float" office:value="75.190467049482" calcext:value-type="float">
            <text:p>75</text:p>
          </table:table-cell>
          <table:table-cell table:style-name="ce11" table:formula="of:=[.D18]-[.D17]" office:value-type="float" office:value="0" calcext:value-type="float">
            <text:p>0</text:p>
          </table:table-cell>
          <table:table-cell table:style-name="ce9" table:formula="of:=[.D17]*[.C17]" office:value-type="float" office:value="244.11184887487" calcext:value-type="float">
            <text:p>244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7]*[.$S$29]" office:value-type="float" office:value="45.1142802296892" calcext:value-type="float">
            <text:p>45</text:p>
          </table:table-cell>
          <table:table-cell table:style-name="ce23" table:formula="of:=[.F17]*[.$S$29]" office:value-type="float" office:value="12.531744508247" calcext:value-type="float">
            <text:p>13</text:p>
          </table:table-cell>
          <table:table-cell table:style-name="ce10" table:formula="of:=[.U17]-[.V17]" office:value-type="float" office:value="32.5825357214422" calcext:value-type="float">
            <text:p>3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7" table:formula="of:=[.B17]*[.$K18]" office:value-type="float" office:value="22.9748649317861" calcext:value-type="float">
            <text:p>22.9748649318</text:p>
          </table:table-cell>
          <table:table-cell table:style-name="ce7" table:formula="of:=[.C17]*[.$J18]" office:value-type="float" office:value="46.7881043676834" calcext:value-type="float">
            <text:p>46.7881043677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B18]*[.D18]" office:value-type="float" office:value="137.849189590717" calcext:value-type="float">
            <text:p>138</text:p>
          </table:table-cell>
          <table:table-cell table:style-name="ce9" table:formula="of:=[.B18]*[.$Q$30]" office:value-type="float" office:value="22.9748649317861" calcext:value-type="float">
            <text:p>23</text:p>
          </table:table-cell>
          <table:table-cell table:style-name="ce9" table:formula="of:=([.E19]-[.E18])*[.$Q$29]*(1-[.M19])" office:value-type="float" office:value="82.709513754426" calcext:value-type="float">
            <text:p>83</text:p>
          </table:table-cell>
          <table:table-cell table:style-name="ce11" table:formula="of:=[.D19]-[.D18]" office:value-type="float" office:value="0" calcext:value-type="float">
            <text:p>0</text:p>
          </table:table-cell>
          <table:table-cell table:style-name="ce9" table:formula="of:=[.D18]*[.C18]" office:value-type="float" office:value="280.7286262061" calcext:value-type="float">
            <text:p>28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8]*[.$S$29]" office:value-type="float" office:value="49.6257082526556" calcext:value-type="float">
            <text:p>50</text:p>
          </table:table-cell>
          <table:table-cell table:style-name="ce23" table:formula="of:=[.F18]*[.$S$29]" office:value-type="float" office:value="13.7849189590717" calcext:value-type="float">
            <text:p>14</text:p>
          </table:table-cell>
          <table:table-cell table:style-name="ce10" table:formula="of:=[.U18]-[.V18]" office:value-type="float" office:value="35.8407892935839" calcext:value-type="float">
            <text:p>36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7" table:formula="of:=[.B18]*[.$K19]" office:value-type="float" office:value="25.2723514249647" calcext:value-type="float">
            <text:p>25.272351425</text:p>
          </table:table-cell>
          <table:table-cell table:style-name="ce7" table:formula="of:=[.C18]*[.$J19]" office:value-type="float" office:value="53.8063200228359" calcext:value-type="float">
            <text:p>53.8063200228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B19]*[.D19]" office:value-type="float" office:value="151.634108549788" calcext:value-type="float">
            <text:p>152</text:p>
          </table:table-cell>
          <table:table-cell table:style-name="ce9" table:formula="of:=[.B19]*[.$Q$30]" office:value-type="float" office:value="25.2723514249647" calcext:value-type="float">
            <text:p>25</text:p>
          </table:table-cell>
          <table:table-cell table:style-name="ce9" table:formula="of:=([.E20]-[.E19])*[.$Q$29]*(1-[.M20])" office:value-type="float" office:value="90.980465129874" calcext:value-type="float">
            <text:p>91</text:p>
          </table:table-cell>
          <table:table-cell table:style-name="ce11" table:formula="of:=[.D20]-[.D19]" office:value-type="float" office:value="0" calcext:value-type="float">
            <text:p>0</text:p>
          </table:table-cell>
          <table:table-cell table:style-name="ce9" table:formula="of:=[.D19]*[.C19]" office:value-type="float" office:value="322.837920137015" calcext:value-type="float">
            <text:p>323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19]*[.$S$29]" office:value-type="float" office:value="54.5882790779244" calcext:value-type="float">
            <text:p>55</text:p>
          </table:table-cell>
          <table:table-cell table:style-name="ce23" table:formula="of:=[.F19]*[.$S$29]" office:value-type="float" office:value="15.1634108549788" calcext:value-type="float">
            <text:p>15</text:p>
          </table:table-cell>
          <table:table-cell table:style-name="ce10" table:formula="of:=[.U19]-[.V19]" office:value-type="float" office:value="39.4248682229456" calcext:value-type="float">
            <text:p>39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7" table:formula="of:=[.B19]*[.$K20]" office:value-type="float" office:value="27.7995865674612" calcext:value-type="float">
            <text:p>27.7995865675</text:p>
          </table:table-cell>
          <table:table-cell table:style-name="ce7" table:formula="of:=[.C19]*[.$J20]" office:value-type="float" office:value="61.8772680262612" calcext:value-type="float">
            <text:p>61.8772680263</text:p>
          </table:table-cell>
          <table:table-cell table:style-name="ce7" office:value-type="float" office:value="6" calcext:value-type="float">
            <text:p>6</text:p>
          </table:table-cell>
          <table:table-cell table:style-name="ce9" table:formula="of:=[.B20]*[.D20]" office:value-type="float" office:value="166.797519404767" calcext:value-type="float">
            <text:p>167</text:p>
          </table:table-cell>
          <table:table-cell table:style-name="ce9" table:formula="of:=[.B20]*[.$Q$30]" office:value-type="float" office:value="27.7995865674612" calcext:value-type="float">
            <text:p>28</text:p>
          </table:table-cell>
          <table:table-cell table:style-name="ce9" table:formula="of:=([.E21]-[.E20])*[.$Q$29]*(1-[.M21])" office:value-type="float" office:value="97.0761562935761" calcext:value-type="float">
            <text:p>97</text:p>
          </table:table-cell>
          <table:table-cell table:style-name="ce11" table:formula="of:=[.D21]-[.D20]" office:value-type="float" office:value="0" calcext:value-type="float">
            <text:p>0</text:p>
          </table:table-cell>
          <table:table-cell table:style-name="ce9" table:formula="of:=[.D20]*[.C20]" office:value-type="float" office:value="371.263608157567" calcext:value-type="float">
            <text:p>371</text:p>
          </table:table-cell>
          <table:table-cell table:style-name="ce7" office:value-type="float" office:value="1.15" calcext:value-type="float">
            <text:p>1.15</text:p>
          </table:table-cell>
          <table:table-cell table:style-name="ce7" office:value-type="float" office:value="1.1" calcext:value-type="float">
            <text:p>1.1</text:p>
          </table:table-cell>
          <table:table-cell table:style-name="ce16"/>
          <table:table-cell office:value-type="float" office:value="0" calcext:value-type="float">
            <text:p>0</text:p>
          </table:table-cell>
          <table:table-cell table:number-columns-repeated="7"/>
          <table:table-cell table:style-name="ce23" table:formula="of:=[.G20]*[.$S$29]" office:value-type="float" office:value="58.2456937761457" calcext:value-type="float">
            <text:p>58</text:p>
          </table:table-cell>
          <table:table-cell table:style-name="ce23" table:formula="of:=[.F20]*[.$S$29]" office:value-type="float" office:value="16.6797519404767" calcext:value-type="float">
            <text:p>17</text:p>
          </table:table-cell>
          <table:table-cell table:style-name="ce10" table:formula="of:=[.U20]-[.V20]" office:value-type="float" office:value="41.565941835669" calcext:value-type="float">
            <text:p>42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7" table:formula="of:=[.B20]*[.$K21]" office:value-type="float" office:value="30.5795452242073" calcext:value-type="float">
            <text:p>30.5795452242</text:p>
          </table:table-cell>
          <table:table-cell table:style-name="ce7" table:formula="of:=[.C20]*[.$J21]" office:value-type="float" office:value="68.0649948288874" calcext:value-type="float">
            <text:p>68.0649948289</text:p>
          </table:table-cell>
          <table:table-cell office:value-type="float" office:value="6" calcext:value-type="float">
            <text:p>6</text:p>
          </table:table-cell>
          <table:table-cell table:style-name="ce10" table:formula="of:=[.B21]*[.D21]" office:value-type="float" office:value="183.477271345244" calcext:value-type="float">
            <text:p>183</text:p>
          </table:table-cell>
          <table:table-cell table:style-name="ce9" table:formula="of:=[.B21]*[.$Q$30]" office:value-type="float" office:value="30.5795452242073" calcext:value-type="float">
            <text:p>31</text:p>
          </table:table-cell>
          <table:table-cell table:style-name="ce9" table:formula="of:=([.E22]-[.E21])*[.$Q$29]*(1-[.M22])" office:value-type="float" office:value="293.196679609697" calcext:value-type="float">
            <text:p>293</text:p>
          </table:table-cell>
          <table:table-cell table:style-name="ce12" table:formula="of:=[.D22]-[.D21]" office:value-type="float" office:value="1" calcext:value-type="float">
            <text:p>1</text:p>
          </table:table-cell>
          <table:table-cell table:style-name="ce10" table:formula="of:=[.D21]*[.C21]" office:value-type="float" office:value="408.389968973324" calcext:value-type="float">
            <text:p>408</text:p>
          </table:table-cell>
          <table:table-cell table:number-columns-repeated="2" table:style-name="ce7" office:value-type="float" office:value="1.1" calcext:value-type="float">
            <text:p>1.1</text:p>
          </table:table-cell>
          <table:table-cell table:style-name="ce6"/>
          <table:table-cell office:value-type="float" office:value="0.03" calcext:value-type="float">
            <text:p>0.03</text:p>
          </table:table-cell>
          <table:table-cell table:number-columns-repeated="7"/>
          <table:table-cell table:style-name="ce23" office:value-type="float" office:value="66" calcext:value-type="float">
            <text:p>66</text:p>
          </table:table-cell>
          <table:table-cell table:style-name="ce23" table:formula="of:=[.F21]*[.$S$29]" office:value-type="float" office:value="18.3477271345244" calcext:value-type="float">
            <text:p>18</text:p>
          </table:table-cell>
          <table:table-cell table:style-name="ce10" table:formula="of:=[.U21]-[.V21]" office:value-type="float" office:value="47.6522728654756" calcext:value-type="float">
            <text:p>48</text:p>
          </table:table-cell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7" table:formula="of:=[.B21]*[.$K22]" office:value-type="float" office:value="33.637499746628" calcext:value-type="float">
            <text:p>33.6374997466</text:p>
          </table:table-cell>
          <table:table-cell table:style-name="ce7" table:formula="of:=[.C21]*[.$J22]" office:value-type="float" office:value="74.8714943117761" calcext:value-type="float">
            <text:p>74.8714943118</text:p>
          </table:table-cell>
          <table:table-cell office:value-type="float" office:value="7" calcext:value-type="float">
            <text:p>7</text:p>
          </table:table-cell>
          <table:table-cell table:style-name="ce10" table:formula="of:=[.B22]*[.D22]" office:value-type="float" office:value="235.462498226396" calcext:value-type="float">
            <text:p>235</text:p>
          </table:table-cell>
          <table:table-cell table:style-name="ce9" table:formula="of:=[.B22]*[.$Q$30]" office:value-type="float" office:value="33.637499746628" calcext:value-type="float">
            <text:p>34</text:p>
          </table:table-cell>
          <table:table-cell table:style-name="ce9" table:formula="of:=([.E23]-[.E22])*[.$Q$29]*(1-[.M23])" office:value-type="float" office:value="128.562524031614" calcext:value-type="float">
            <text:p>129</text:p>
          </table:table-cell>
          <table:table-cell table:style-name="ce12" table:formula="of:=[.D23]-[.D22]" office:value-type="float" office:value="0" calcext:value-type="float">
            <text:p>0</text:p>
          </table:table-cell>
          <table:table-cell table:style-name="ce10" table:formula="of:=[.D22]*[.C22]" office:value-type="float" office:value="524.100460182433" calcext:value-type="float">
            <text:p>524</text:p>
          </table:table-cell>
          <table:table-cell table:number-columns-repeated="2" table:style-name="ce7" office:value-type="float" office:value="1.1" calcext:value-type="float">
            <text:p>1.1</text:p>
          </table:table-cell>
          <table:table-cell table:style-name="ce6"/>
          <table:table-cell office:value-type="float" office:value="0.06" calcext:value-type="float">
            <text:p>0.06</text:p>
          </table:table-cell>
          <table:table-cell table:number-columns-repeated="7"/>
          <table:table-cell table:style-name="ce23" table:formula="of:=[.G22]*[.$S$29]" office:value-type="float" office:value="77.1375144189686" calcext:value-type="float">
            <text:p>77</text:p>
          </table:table-cell>
          <table:table-cell table:style-name="ce23" table:formula="of:=[.F22]*[.$S$29]" office:value-type="float" office:value="20.1824998479768" calcext:value-type="float">
            <text:p>20</text:p>
          </table:table-cell>
          <table:table-cell table:style-name="ce10" table:formula="of:=[.U22]-[.V22]" office:value-type="float" office:value="56.9550145709918" calcext:value-type="float">
            <text:p>57</text:p>
          </table:table-cell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7" table:formula="of:=[.B22]*[.$K23]" office:value-type="float" office:value="37.0012497212909" calcext:value-type="float">
            <text:p>37.0012497213</text:p>
          </table:table-cell>
          <table:table-cell table:style-name="ce7" table:formula="of:=[.C22]*[.$J23]" office:value-type="float" office:value="82.3586437429537" calcext:value-type="float">
            <text:p>82.358643743</text:p>
          </table:table-cell>
          <table:table-cell office:value-type="float" office:value="7" calcext:value-type="float">
            <text:p>7</text:p>
          </table:table-cell>
          <table:table-cell table:style-name="ce10" table:formula="of:=[.B23]*[.D23]" office:value-type="float" office:value="259.008748049036" calcext:value-type="float">
            <text:p>259</text:p>
          </table:table-cell>
          <table:table-cell table:style-name="ce9" table:formula="of:=[.B23]*[.$Q$30]" office:value-type="float" office:value="37.0012497212909" calcext:value-type="float">
            <text:p>37</text:p>
          </table:table-cell>
          <table:table-cell table:style-name="ce9" table:formula="of:=([.E24]-[.E23])*[.$Q$29]*(1-[.M24])" office:value-type="float" office:value="136.756618969893" calcext:value-type="float">
            <text:p>137</text:p>
          </table:table-cell>
          <table:table-cell table:style-name="ce12" table:formula="of:=[.D24]-[.D23]" office:value-type="float" office:value="0" calcext:value-type="float">
            <text:p>0</text:p>
          </table:table-cell>
          <table:table-cell table:style-name="ce10" table:formula="of:=[.D23]*[.C23]" office:value-type="float" office:value="576.510506200676" calcext:value-type="float">
            <text:p>577</text:p>
          </table:table-cell>
          <table:table-cell table:number-columns-repeated="2" table:style-name="ce7" office:value-type="float" office:value="1.1" calcext:value-type="float">
            <text:p>1.1</text:p>
          </table:table-cell>
          <table:table-cell table:style-name="ce6"/>
          <table:table-cell office:value-type="float" office:value="0.09" calcext:value-type="float">
            <text:p>0.09</text:p>
          </table:table-cell>
          <table:table-cell table:number-columns-repeated="7"/>
          <table:table-cell table:style-name="ce23" table:formula="of:=[.G23]*[.$S$29]" office:value-type="float" office:value="82.0539713819359" calcext:value-type="float">
            <text:p>82</text:p>
          </table:table-cell>
          <table:table-cell table:style-name="ce23" table:formula="of:=[.F23]*[.$S$29]" office:value-type="float" office:value="22.2007498327745" calcext:value-type="float">
            <text:p>22</text:p>
          </table:table-cell>
          <table:table-cell table:style-name="ce10" table:formula="of:=[.U23]-[.V23]" office:value-type="float" office:value="59.8532215491614" calcext:value-type="float">
            <text:p>60</text:p>
          </table:table-cell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table:formula="of:=[.B23]*[.$K24]" office:value-type="float" office:value="40.70137469342" calcext:value-type="float">
            <text:p>40.7013746934</text:p>
          </table:table-cell>
          <table:table-cell table:style-name="ce7" table:formula="of:=[.C23]*[.$J24]" office:value-type="float" office:value="86.4765759301014" calcext:value-type="float">
            <text:p>86.4765759301</text:p>
          </table:table-cell>
          <table:table-cell office:value-type="float" office:value="7" calcext:value-type="float">
            <text:p>7</text:p>
          </table:table-cell>
          <table:table-cell table:style-name="ce10" table:formula="of:=[.B24]*[.D24]" office:value-type="float" office:value="284.90962285394" calcext:value-type="float">
            <text:p>285</text:p>
          </table:table-cell>
          <table:table-cell table:style-name="ce9" table:formula="of:=[.B24]*[.$Q$30]" office:value-type="float" office:value="40.70137469342" calcext:value-type="float">
            <text:p>41</text:p>
          </table:table-cell>
          <table:table-cell table:style-name="ce9" table:formula="of:=([.E25]-[.E24])*[.$Q$29]*(1-[.M25])" office:value-type="float" office:value="373.638619685596" calcext:value-type="float">
            <text:p>374</text:p>
          </table:table-cell>
          <table:table-cell table:style-name="ce12" table:formula="of:=[.D25]-[.D24]" office:value-type="float" office:value="1" calcext:value-type="float">
            <text:p>1</text:p>
          </table:table-cell>
          <table:table-cell table:style-name="ce10" table:formula="of:=[.D24]*[.C24]" office:value-type="float" office:value="605.33603151071" calcext:value-type="float">
            <text:p>605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 table:style-name="ce6"/>
          <table:table-cell office:value-type="float" office:value="0.12" calcext:value-type="float">
            <text:p>0.12</text:p>
          </table:table-cell>
          <table:table-cell table:number-columns-repeated="7"/>
          <table:table-cell table:style-name="ce23" table:formula="of:=[.G24]*[.$S$29]" office:value-type="float" office:value="224.183171811357" calcext:value-type="float">
            <text:p>224</text:p>
          </table:table-cell>
          <table:table-cell table:style-name="ce23" table:formula="of:=[.F24]*[.$S$29]" office:value-type="float" office:value="24.420824816052" calcext:value-type="float">
            <text:p>24</text:p>
          </table:table-cell>
          <table:table-cell table:style-name="ce10" table:formula="of:=[.U24]-[.V24]" office:value-type="float" office:value="199.762346995305" calcext:value-type="float">
            <text:p>200</text:p>
          </table:table-cell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 table:style-name="ce7" table:formula="of:=[.B24]*[.$K25]" office:value-type="float" office:value="44.771512162762" calcext:value-type="float">
            <text:p>44.7715121628</text:p>
          </table:table-cell>
          <table:table-cell table:style-name="ce7" table:formula="of:=[.C24]*[.$J25]" office:value-type="float" office:value="90.8004047266065" calcext:value-type="float">
            <text:p>90.8004047266</text:p>
          </table:table-cell>
          <table:table-cell office:value-type="float" office:value="8" calcext:value-type="float">
            <text:p>8</text:p>
          </table:table-cell>
          <table:table-cell table:style-name="ce10" table:formula="of:=[.B25]*[.D25]" office:value-type="float" office:value="358.172097302096" calcext:value-type="float">
            <text:p>358</text:p>
          </table:table-cell>
          <table:table-cell table:style-name="ce9" table:formula="of:=[.B25]*[.$Q$30]" office:value-type="float" office:value="44.771512162762" calcext:value-type="float">
            <text:p>45</text:p>
          </table:table-cell>
          <table:table-cell table:style-name="ce9" table:formula="of:=([.E26]-[.E25])*[.$Q$29]*(1-[.M26])" office:value-type="float" office:value="176.220671872628" calcext:value-type="float">
            <text:p>176</text:p>
          </table:table-cell>
          <table:table-cell table:style-name="ce12" table:formula="of:=[.D26]-[.D25]" office:value-type="float" office:value="0" calcext:value-type="float">
            <text:p>0</text:p>
          </table:table-cell>
          <table:table-cell table:style-name="ce10" table:formula="of:=[.D25]*[.C25]" office:value-type="float" office:value="726.403237812851" calcext:value-type="float">
            <text:p>726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7"/>
          <table:table-cell table:style-name="ce23" table:formula="of:=[.G25]*[.$S$29]" office:value-type="float" office:value="105.732403123577" calcext:value-type="float">
            <text:p>106</text:p>
          </table:table-cell>
          <table:table-cell table:style-name="ce23" table:formula="of:=[.F25]*[.$S$29]" office:value-type="float" office:value="26.8629072976572" calcext:value-type="float">
            <text:p>27</text:p>
          </table:table-cell>
          <table:table-cell table:style-name="ce10" table:formula="of:=[.U25]-[.V25]" office:value-type="float" office:value="78.8694958259198" calcext:value-type="float">
            <text:p>79</text:p>
          </table:table-cell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 table:style-name="ce7" table:formula="of:=[.B25]*[.$K26]" office:value-type="float" office:value="49.2486633790382" calcext:value-type="float">
            <text:p>49.248663379</text:p>
          </table:table-cell>
          <table:table-cell table:style-name="ce7" table:formula="of:=[.C25]*[.$J26]" office:value-type="float" office:value="95.3404249629368" calcext:value-type="float">
            <text:p>95.3404249629</text:p>
          </table:table-cell>
          <table:table-cell office:value-type="float" office:value="8" calcext:value-type="float">
            <text:p>8</text:p>
          </table:table-cell>
          <table:table-cell table:style-name="ce10" table:formula="of:=[.B26]*[.D26]" office:value-type="float" office:value="393.989307032305" calcext:value-type="float">
            <text:p>394</text:p>
          </table:table-cell>
          <table:table-cell table:style-name="ce9" table:formula="of:=[.B26]*[.$Q$30]" office:value-type="float" office:value="49.2486633790382" calcext:value-type="float">
            <text:p>49</text:p>
          </table:table-cell>
          <table:table-cell table:style-name="ce9" table:formula="of:=([.E27]-[.E26])*[.$Q$29]*(1-[.M27])" office:value-type="float" office:value="186.750931533315" calcext:value-type="float">
            <text:p>187</text:p>
          </table:table-cell>
          <table:table-cell table:style-name="ce12" table:formula="of:=[.D27]-[.D26]" office:value-type="float" office:value="0" calcext:value-type="float">
            <text:p>0</text:p>
          </table:table-cell>
          <table:table-cell table:style-name="ce10" table:formula="of:=[.D26]*[.C26]" office:value-type="float" office:value="762.723399703494" calcext:value-type="float">
            <text:p>763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18" calcext:value-type="float">
            <text:p>0.18</text:p>
          </table:table-cell>
          <table:table-cell table:number-columns-repeated="7"/>
          <table:table-cell table:style-name="ce23" table:formula="of:=[.G26]*[.$S$29]" office:value-type="float" office:value="112.050558919989" calcext:value-type="float">
            <text:p>112</text:p>
          </table:table-cell>
          <table:table-cell table:style-name="ce23" table:formula="of:=[.F26]*[.$S$29]" office:value-type="float" office:value="29.5491980274229" calcext:value-type="float">
            <text:p>30</text:p>
          </table:table-cell>
          <table:table-cell table:style-name="ce10" table:formula="of:=[.U26]-[.V26]" office:value-type="float" office:value="82.5013608925661" calcext:value-type="float">
            <text:p>83</text:p>
          </table:table-cell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 table:style-name="ce7" table:formula="of:=[.B26]*[.$K27]" office:value-type="float" office:value="54.173529716942" calcext:value-type="float">
            <text:p>54.1735297169</text:p>
          </table:table-cell>
          <table:table-cell table:style-name="ce7" table:formula="of:=[.C26]*[.$J27]" office:value-type="float" office:value="100.107446211084" calcext:value-type="float">
            <text:p>100.1074462111</text:p>
          </table:table-cell>
          <table:table-cell office:value-type="float" office:value="8" calcext:value-type="float">
            <text:p>8</text:p>
          </table:table-cell>
          <table:table-cell table:style-name="ce10" table:formula="of:=[.B27]*[.D27]" office:value-type="float" office:value="433.388237735536" calcext:value-type="float">
            <text:p>433</text:p>
          </table:table-cell>
          <table:table-cell table:style-name="ce9" table:formula="of:=[.B27]*[.$Q$30]" office:value-type="float" office:value="54.173529716942" calcext:value-type="float">
            <text:p>54</text:p>
          </table:table-cell>
          <table:table-cell table:style-name="ce9" table:formula="of:=([.E28]-[.E27])*[.$Q$29]*(1-[.M28])" office:value-type="float" office:value="469.359461467586" calcext:value-type="float">
            <text:p>469</text:p>
          </table:table-cell>
          <table:table-cell table:style-name="ce12" table:formula="of:=[.D28]-[.D27]" office:value-type="float" office:value="1" calcext:value-type="float">
            <text:p>1</text:p>
          </table:table-cell>
          <table:table-cell table:style-name="ce10" table:formula="of:=[.D27]*[.C27]" office:value-type="float" office:value="800.859569688669" calcext:value-type="float">
            <text:p>801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21" calcext:value-type="float">
            <text:p>0.21</text:p>
          </table:table-cell>
          <table:table-cell table:number-columns-repeated="7"/>
          <table:table-cell table:style-name="ce23" table:formula="of:=[.G27]*[.$S$29]" office:value-type="float" office:value="281.615676880552" calcext:value-type="float">
            <text:p>282</text:p>
          </table:table-cell>
          <table:table-cell table:style-name="ce23" table:formula="of:=[.F27]*[.$S$29]" office:value-type="float" office:value="32.5041178301652" calcext:value-type="float">
            <text:p>33</text:p>
          </table:table-cell>
          <table:table-cell table:style-name="ce10" table:formula="of:=[.U27]-[.V27]" office:value-type="float" office:value="249.111559050387" calcext:value-type="float">
            <text:p>249</text:p>
          </table:table-cell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 table:style-name="ce7" table:formula="of:=[.B27]*[.$K28]" office:value-type="float" office:value="59.5908826886362" calcext:value-type="float">
            <text:p>59.5908826886</text:p>
          </table:table-cell>
          <table:table-cell table:style-name="ce7" table:formula="of:=[.C27]*[.$J28]" office:value-type="float" office:value="106.113892983749" calcext:value-type="float">
            <text:p>106.1138929837</text:p>
          </table:table-cell>
          <table:table-cell office:value-type="float" office:value="9" calcext:value-type="float">
            <text:p>9</text:p>
          </table:table-cell>
          <table:table-cell table:style-name="ce10" table:formula="of:=[.B28]*[.D28]" office:value-type="float" office:value="536.317944197726" calcext:value-type="float">
            <text:p>536</text:p>
          </table:table-cell>
          <table:table-cell table:style-name="ce9" table:formula="of:=[.B28]*[.$Q$30]" office:value-type="float" office:value="59.5908826886362" calcext:value-type="float">
            <text:p>60</text:p>
          </table:table-cell>
          <table:table-cell table:style-name="ce9" table:formula="of:=([.E29]-[.E28])*[.$Q$29]*(1-[.M29])" office:value-type="float" office:value="234.907259558602" calcext:value-type="float">
            <text:p>235</text:p>
          </table:table-cell>
          <table:table-cell table:style-name="ce12" table:formula="of:=[.D29]-[.D28]" office:value-type="float" office:value="0" calcext:value-type="float">
            <text:p>0</text:p>
          </table:table-cell>
          <table:table-cell table:style-name="ce10" table:formula="of:=[.D28]*[.C28]" office:value-type="float" office:value="955.025036853738" calcext:value-type="float">
            <text:p>955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24" calcext:value-type="float">
            <text:p>0.24</text:p>
          </table:table-cell>
          <table:table-cell table:number-columns-repeated="5"/>
          <table:table-cell office:value-type="string" calcext:value-type="string">
            <text:p>side quest coin multiplier</text:p>
          </table:table-cell>
          <table:table-cell/>
          <table:table-cell table:style-name="ce23" table:formula="of:=[.G28]*[.$S$29]" office:value-type="float" office:value="140.944355735161" calcext:value-type="float">
            <text:p>141</text:p>
          </table:table-cell>
          <table:table-cell table:style-name="ce23" table:formula="of:=[.F28]*[.$S$29]" office:value-type="float" office:value="35.7545296131817" calcext:value-type="float">
            <text:p>36</text:p>
          </table:table-cell>
          <table:table-cell table:style-name="ce10" table:formula="of:=[.U28]-[.V28]" office:value-type="float" office:value="105.189826121979" calcext:value-type="float">
            <text:p>105</text:p>
          </table:table-cell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 table:style-name="ce7" table:formula="of:=[.B28]*[.$K29]" office:value-type="float" office:value="65.5499709574998" calcext:value-type="float">
            <text:p>65.5499709575</text:p>
          </table:table-cell>
          <table:table-cell table:style-name="ce7" table:formula="of:=[.C28]*[.$J29]" office:value-type="float" office:value="112.480726562774" calcext:value-type="float">
            <text:p>112.4807265628</text:p>
          </table:table-cell>
          <table:table-cell office:value-type="float" office:value="9" calcext:value-type="float">
            <text:p>9</text:p>
          </table:table-cell>
          <table:table-cell table:style-name="ce10" table:formula="of:=[.B29]*[.D29]" office:value-type="float" office:value="589.949738617498" calcext:value-type="float">
            <text:p>590</text:p>
          </table:table-cell>
          <table:table-cell table:style-name="ce9" table:formula="of:=[.B29]*[.$Q$30]" office:value-type="float" office:value="65.5499709574998" calcext:value-type="float">
            <text:p>66</text:p>
          </table:table-cell>
          <table:table-cell table:style-name="ce9" table:formula="of:=([.E30]-[.E29])*[.$Q$29]*(1-[.M30])" office:value-type="float" office:value="247.77889021935" calcext:value-type="float">
            <text:p>248</text:p>
          </table:table-cell>
          <table:table-cell table:style-name="ce12" table:formula="of:=[.D30]-[.D29]" office:value-type="float" office:value="0" calcext:value-type="float">
            <text:p>0</text:p>
          </table:table-cell>
          <table:table-cell table:style-name="ce10" table:formula="of:=[.D29]*[.C29]" office:value-type="float" office:value="1012.32653906496" calcext:value-type="float">
            <text:p>1012</text:p>
          </table:table-cell>
          <table:table-cell table:style-name="ce7" office:value-type="float" office:value="1.06" calcext:value-type="float">
            <text:p>1.06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27" calcext:value-type="float">
            <text:p>0.27</text:p>
          </table:table-cell>
          <table:table-cell table:number-columns-repeated="2"/>
          <table:table-cell office:value-type="string" calcext:value-type="string">
            <text:p>reward coin mul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6" calcext:value-type="float">
            <text:p>0.6</text:p>
          </table:table-cell>
          <table:table-cell/>
          <table:table-cell table:style-name="ce23" table:formula="of:=[.G29]*[.$S$29]" office:value-type="float" office:value="148.66733413161" calcext:value-type="float">
            <text:p>149</text:p>
          </table:table-cell>
          <table:table-cell table:style-name="ce23" table:formula="of:=[.F29]*[.$S$29]" office:value-type="float" office:value="39.3299825744999" calcext:value-type="float">
            <text:p>39</text:p>
          </table:table-cell>
          <table:table-cell table:style-name="ce10" table:formula="of:=[.U29]-[.V29]" office:value-type="float" office:value="109.33735155711" calcext:value-type="float">
            <text:p>109</text:p>
          </table:table-cell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 table:style-name="ce7" table:formula="of:=[.B29]*[.$K30]" office:value-type="float" office:value="72.1049680532498" calcext:value-type="float">
            <text:p>72.1049680532</text:p>
          </table:table-cell>
          <table:table-cell table:style-name="ce7" table:formula="of:=[.C29]*[.$J30]" office:value-type="float" office:value="118.104762890912" calcext:value-type="float">
            <text:p>118.1047628909</text:p>
          </table:table-cell>
          <table:table-cell office:value-type="float" office:value="9" calcext:value-type="float">
            <text:p>9</text:p>
          </table:table-cell>
          <table:table-cell table:style-name="ce10" table:formula="of:=[.B30]*[.D30]" office:value-type="float" office:value="648.944712479248" calcext:value-type="float">
            <text:p>649</text:p>
          </table:table-cell>
          <table:table-cell table:style-name="ce9" table:formula="of:=[.B30]*[.$Q$30]" office:value-type="float" office:value="72.1049680532498" calcext:value-type="float">
            <text:p>72</text:p>
          </table:table-cell>
          <table:table-cell table:style-name="ce9" table:formula="of:=([.E31]-[.E30])*[.$Q$29]*(1-[.M31])" office:value-type="float" office:value="260.875774416659" calcext:value-type="float">
            <text:p>261</text:p>
          </table:table-cell>
          <table:table-cell table:style-name="ce12" table:formula="of:=[.D31]-[.D30]" office:value-type="float" office:value="0" calcext:value-type="float">
            <text:p>0</text:p>
          </table:table-cell>
          <table:table-cell table:style-name="ce10" table:formula="of:=[.D30]*[.C30]" office:value-type="float" office:value="1062.94286601821" calcext:value-type="float">
            <text:p>1063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" calcext:value-type="float">
            <text:p>0.3</text:p>
          </table:table-cell>
          <table:table-cell table:number-columns-repeated="2"/>
          <table:table-cell office:value-type="string" calcext:value-type="string">
            <text:p>confirm mul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3" table:formula="of:=[.G30]*[.$S$29]" office:value-type="float" office:value="156.525464649995" calcext:value-type="float">
            <text:p>157</text:p>
          </table:table-cell>
          <table:table-cell table:style-name="ce23" table:formula="of:=[.F30]*[.$S$29]" office:value-type="float" office:value="43.2629808319499" calcext:value-type="float">
            <text:p>43</text:p>
          </table:table-cell>
          <table:table-cell table:style-name="ce10" table:formula="of:=[.U30]-[.V30]" office:value-type="float" office:value="113.262483818045" calcext:value-type="float">
            <text:p>113</text:p>
          </table:table-cell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8" table:formula="of:=[.B30]*[.$K31]" office:value-type="float" office:value="79.3154648585748" calcext:value-type="float">
            <text:p>79.3154648586</text:p>
          </table:table-cell>
          <table:table-cell table:style-name="ce7" table:formula="of:=[.C30]*[.$J31]" office:value-type="float" office:value="124.010001035458" calcext:value-type="float">
            <text:p>124.0100010355</text:p>
          </table:table-cell>
          <table:table-cell office:value-type="float" office:value="9" calcext:value-type="float">
            <text:p>9</text:p>
          </table:table-cell>
          <table:table-cell table:style-name="ce10" table:formula="of:=[.B31]*[.D31]" office:value-type="float" office:value="713.839183727173" calcext:value-type="float">
            <text:p>714</text:p>
          </table:table-cell>
          <table:table-cell table:style-name="ce9" table:formula="of:=[.B31]*[.$Q$30]" office:value-type="float" office:value="79.3154648585748" calcext:value-type="float">
            <text:p>79</text:p>
          </table:table-cell>
          <table:table-cell table:style-name="ce9" table:formula="of:=([.E32]-[.E31])*[.$Q$29]*(1-[.M32])" office:value-type="float" office:value="286.963351858322" calcext:value-type="float">
            <text:p>287</text:p>
          </table:table-cell>
          <table:table-cell table:style-name="ce12" table:formula="of:=[.D32]-[.D31]" office:value-type="float" office:value="0" calcext:value-type="float">
            <text:p>0</text:p>
          </table:table-cell>
          <table:table-cell table:style-name="ce10" table:formula="of:=[.D31]*[.C31]" office:value-type="float" office:value="1116.09000931912" calcext:value-type="float">
            <text:p>1116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 table:number-columns-repeated="2"/>
          <table:table-cell office:value-type="string" calcext:value-type="string">
            <text:p>cost mul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3" table:formula="of:=[.G31]*[.$S$29]" office:value-type="float" office:value="172.178011114993" calcext:value-type="float">
            <text:p>172</text:p>
          </table:table-cell>
          <table:table-cell table:style-name="ce23" table:formula="of:=[.F31]*[.$S$29]" office:value-type="float" office:value="47.5892789151449" calcext:value-type="float">
            <text:p>48</text:p>
          </table:table-cell>
          <table:table-cell table:style-name="ce10" table:formula="of:=[.U31]-[.V31]" office:value-type="float" office:value="124.588732199848" calcext:value-type="float">
            <text:p>125</text:p>
          </table:table-cell>
        </table:table-row>
        <table:table-row table:style-name="ro2">
          <table:table-cell table:style-name="ce3" office:value-type="float" office:value="31" calcext:value-type="float">
            <text:p>31</text:p>
          </table:table-cell>
          <table:table-cell table:style-name="ce7" table:formula="of:=[.B31]*[.$K32]" office:value-type="float" office:value="87.2470113444322" calcext:value-type="float">
            <text:p>87.2470113444</text:p>
          </table:table-cell>
          <table:table-cell table:style-name="ce7" table:formula="of:=[.C31]*[.$J32]" office:value-type="float" office:value="130.210501087231" calcext:value-type="float">
            <text:p>130.2105010872</text:p>
          </table:table-cell>
          <table:table-cell office:value-type="float" office:value="9" calcext:value-type="float">
            <text:p>9</text:p>
          </table:table-cell>
          <table:table-cell table:style-name="ce10" table:formula="of:=[.B32]*[.D32]" office:value-type="float" office:value="785.22310209989" calcext:value-type="float">
            <text:p>785</text:p>
          </table:table-cell>
          <table:table-cell table:style-name="ce9" table:formula="of:=[.B32]*[.$Q$30]" office:value-type="float" office:value="87.2470113444322" calcext:value-type="float">
            <text:p>87</text:p>
          </table:table-cell>
          <table:table-cell table:style-name="ce9" table:formula="of:=([.E33]-[.E32])*[.$Q$29]*(1-[.M33])" office:value-type="float" office:value="315.659687044157" calcext:value-type="float">
            <text:p>316</text:p>
          </table:table-cell>
          <table:table-cell table:style-name="ce12" table:formula="of:=[.D33]-[.D32]" office:value-type="float" office:value="0" calcext:value-type="float">
            <text:p>0</text:p>
          </table:table-cell>
          <table:table-cell table:style-name="ce10" table:formula="of:=[.D32]*[.C32]" office:value-type="float" office:value="1171.89450978508" calcext:value-type="float">
            <text:p>1172</text:p>
          </table:table-cell>
          <table:table-cell table:style-name="ce7" office:value-type="float" office:value="1.05" calcext:value-type="float">
            <text:p>1.05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 table:number-columns-repeated="7"/>
          <table:table-cell table:style-name="ce23" table:formula="of:=[.G32]*[.$S$29]" office:value-type="float" office:value="189.395812226494" calcext:value-type="float">
            <text:p>189</text:p>
          </table:table-cell>
          <table:table-cell table:style-name="ce23" table:formula="of:=[.F32]*[.$S$29]" office:value-type="float" office:value="52.3482068066593" calcext:value-type="float">
            <text:p>52</text:p>
          </table:table-cell>
          <table:table-cell table:style-name="ce10" table:formula="of:=[.U32]-[.V32]" office:value-type="float" office:value="137.047605419835" calcext:value-type="float">
            <text:p>137</text:p>
          </table:table-cell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7" table:formula="of:=[.B32]*[.$K33]" office:value-type="float" office:value="95.9717124788755" calcext:value-type="float">
            <text:p>95.9717124789</text:p>
          </table:table-cell>
          <table:table-cell table:style-name="ce7" table:formula="of:=[.C32]*[.$J33]" office:value-type="float" office:value="132.814711108975" calcext:value-type="float">
            <text:p>132.814711109</text:p>
          </table:table-cell>
          <table:table-cell office:value-type="float" office:value="9" calcext:value-type="float">
            <text:p>9</text:p>
          </table:table-cell>
          <table:table-cell table:style-name="ce10" table:formula="of:=[.B33]*[.D33]" office:value-type="float" office:value="863.745412309879" calcext:value-type="float">
            <text:p>864</text:p>
          </table:table-cell>
          <table:table-cell table:style-name="ce9" table:formula="of:=[.B33]*[.$Q$30]" office:value-type="float" office:value="95.9717124788755" calcext:value-type="float">
            <text:p>96</text:p>
          </table:table-cell>
          <table:table-cell table:style-name="ce9" table:formula="of:=([.E34]-[.E33])*[.$Q$29]" office:value-type="float" office:value="518.247247385928" calcext:value-type="float">
            <text:p>518</text:p>
          </table:table-cell>
          <table:table-cell table:style-name="ce12" table:formula="of:=[.D34]-[.D33]" office:value-type="float" office:value="0" calcext:value-type="float">
            <text:p>0</text:p>
          </table:table-cell>
          <table:table-cell table:style-name="ce10" table:formula="of:=[.D33]*[.C33]" office:value-type="float" office:value="1195.33239998078" calcext:value-type="float">
            <text:p>1195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/>
          <table:table-cell office:value-type="string" calcext:value-type="string">
            <text:p>Ability</text:p>
          </table:table-cell>
          <table:table-cell office:value-type="string" calcext:value-type="string">
            <text:p>Short cut</text:p>
          </table:table-cell>
          <table:table-cell office:value-type="string" calcext:value-type="string">
            <text:p>Value</text:p>
          </table:table-cell>
          <table:table-cell table:number-columns-repeated="3"/>
          <table:table-cell table:style-name="ce23" table:formula="of:=[.G33]*[.$S$29]" office:value-type="float" office:value="310.948348431557" calcext:value-type="float">
            <text:p>311</text:p>
          </table:table-cell>
          <table:table-cell table:style-name="ce23" table:formula="of:=[.F33]*[.$S$29]" office:value-type="float" office:value="57.5830274873253" calcext:value-type="float">
            <text:p>58</text:p>
          </table:table-cell>
          <table:table-cell table:style-name="ce10" table:formula="of:=[.U33]-[.V33]" office:value-type="float" office:value="253.365320944232" calcext:value-type="float">
            <text:p>253</text:p>
          </table:table-cell>
        </table:table-row>
        <table:table-row table:style-name="ro2">
          <table:table-cell table:style-name="ce3" office:value-type="float" office:value="33" calcext:value-type="float">
            <text:p>33</text:p>
          </table:table-cell>
          <table:table-cell table:style-name="ce7" table:formula="of:=[.B33]*[.$K34]" office:value-type="float" office:value="105.568883726763" calcext:value-type="float">
            <text:p>105.5688837268</text:p>
          </table:table-cell>
          <table:table-cell table:style-name="ce7" table:formula="of:=[.C33]*[.$J34]" office:value-type="float" office:value="135.471005331155" calcext:value-type="float">
            <text:p>135.4710053312</text:p>
          </table:table-cell>
          <table:table-cell office:value-type="float" office:value="9" calcext:value-type="float">
            <text:p>9</text:p>
          </table:table-cell>
          <table:table-cell table:style-name="ce10" table:formula="of:=[.B34]*[.D34]" office:value-type="float" office:value="950.119953540867" calcext:value-type="float">
            <text:p>950</text:p>
          </table:table-cell>
          <table:table-cell table:style-name="ce9" table:formula="of:=[.B34]*[.$Q$30]" office:value-type="float" office:value="105.568883726763" calcext:value-type="float">
            <text:p>106</text:p>
          </table:table-cell>
          <table:table-cell table:style-name="ce9" table:formula="of:=([.E35]-[.E34])*[.$Q$29]" office:value-type="float" office:value="570.071972124523" calcext:value-type="float">
            <text:p>570</text:p>
          </table:table-cell>
          <table:table-cell table:style-name="ce12" table:formula="of:=[.D35]-[.D34]" office:value-type="float" office:value="0" calcext:value-type="float">
            <text:p>0</text:p>
          </table:table-cell>
          <table:table-cell table:style-name="ce10" table:formula="of:=[.D34]*[.C34]" office:value-type="float" office:value="1219.23904798039" calcext:value-type="float">
            <text:p>121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/>
          <table:table-cell table:style-name="ce19" office:value-type="string" calcext:value-type="string">
            <text:p>default attack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formula="of:=[.Q34]*[.$Q$31]" office:value-type="float" office:value="10" calcext:value-type="float">
            <text:p>10</text:p>
          </table:table-cell>
          <table:table-cell table:number-columns-repeated="2"/>
          <table:table-cell table:style-name="ce23" table:formula="of:=[.G34]*[.$S$29]" office:value-type="float" office:value="342.043183274714" calcext:value-type="float">
            <text:p>342</text:p>
          </table:table-cell>
          <table:table-cell table:style-name="ce23" table:formula="of:=[.F34]*[.$S$29]" office:value-type="float" office:value="63.3413302360578" calcext:value-type="float">
            <text:p>63</text:p>
          </table:table-cell>
          <table:table-cell table:style-name="ce10" table:formula="of:=[.U34]-[.V34]" office:value-type="float" office:value="278.701853038656" calcext:value-type="float">
            <text:p>279</text:p>
          </table:table-cell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7" table:formula="of:=[.B34]*[.$K35]" office:value-type="float" office:value="116.125772099439" calcext:value-type="float">
            <text:p>116.1257720994</text:p>
          </table:table-cell>
          <table:table-cell table:style-name="ce7" table:formula="of:=[.C34]*[.$J35]" office:value-type="float" office:value="138.180425437778" calcext:value-type="float">
            <text:p>138.1804254378</text:p>
          </table:table-cell>
          <table:table-cell office:value-type="float" office:value="9" calcext:value-type="float">
            <text:p>9</text:p>
          </table:table-cell>
          <table:table-cell table:style-name="ce10" table:formula="of:=[.B35]*[.D35]" office:value-type="float" office:value="1045.13194889495" calcext:value-type="float">
            <text:p>1045</text:p>
          </table:table-cell>
          <table:table-cell table:style-name="ce9" table:formula="of:=[.B35]*[.$Q$30]" office:value-type="float" office:value="116.125772099439" calcext:value-type="float">
            <text:p>116</text:p>
          </table:table-cell>
          <table:table-cell table:style-name="ce9" table:formula="of:=([.E36]-[.E35])*[.$Q$29]" office:value-type="float" office:value="627.079169336973" calcext:value-type="float">
            <text:p>627</text:p>
          </table:table-cell>
          <table:table-cell table:style-name="ce12" table:formula="of:=[.D36]-[.D35]" office:value-type="float" office:value="0" calcext:value-type="float">
            <text:p>0</text:p>
          </table:table-cell>
          <table:table-cell table:style-name="ce10" table:formula="of:=[.D35]*[.C35]" office:value-type="float" office:value="1243.62382894" calcext:value-type="float">
            <text:p>124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/>
          <table:table-cell table:style-name="ce19" office:value-type="string" calcext:value-type="string">
            <text:p>default defence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formula="of:=[.Q35]*[.$Q$31]" office:value-type="float" office:value="15" calcext:value-type="float">
            <text:p>15</text:p>
          </table:table-cell>
          <table:table-cell table:number-columns-repeated="2"/>
          <table:table-cell table:style-name="ce23" table:formula="of:=[.G35]*[.$S$29]" office:value-type="float" office:value="376.247501602184" calcext:value-type="float">
            <text:p>376</text:p>
          </table:table-cell>
          <table:table-cell table:style-name="ce23" table:formula="of:=[.F35]*[.$S$29]" office:value-type="float" office:value="69.6754632596636" calcext:value-type="float">
            <text:p>70</text:p>
          </table:table-cell>
          <table:table-cell table:style-name="ce10" table:formula="of:=[.U35]-[.V35]" office:value-type="float" office:value="306.57203834252" calcext:value-type="float">
            <text:p>307</text:p>
          </table:table-cell>
        </table:table-row>
        <table:table-row table:style-name="ro2">
          <table:table-cell table:style-name="ce5" office:value-type="float" office:value="35" calcext:value-type="float">
            <text:p>35</text:p>
          </table:table-cell>
          <table:table-cell table:style-name="ce7" table:formula="of:=[.B35]*[.$K36]" office:value-type="float" office:value="127.738349309383" calcext:value-type="float">
            <text:p>127.7383493094</text:p>
          </table:table-cell>
          <table:table-cell table:style-name="ce7" table:formula="of:=[.C35]*[.$J36]" office:value-type="float" office:value="140.944033946534" calcext:value-type="float">
            <text:p>140.9440339465</text:p>
          </table:table-cell>
          <table:table-cell office:value-type="float" office:value="9" calcext:value-type="float">
            <text:p>9</text:p>
          </table:table-cell>
          <table:table-cell table:style-name="ce10" table:formula="of:=[.B36]*[.D36]" office:value-type="float" office:value="1149.64514378445" calcext:value-type="float">
            <text:p>1150</text:p>
          </table:table-cell>
          <table:table-cell table:style-name="ce9" table:formula="of:=[.B36]*[.$Q$30]" office:value-type="float" office:value="127.738349309383" calcext:value-type="float">
            <text:p>128</text:p>
          </table:table-cell>
          <table:table-cell table:style-name="ce9" table:formula="of:=([.E37]-[.E36])*[.$Q$29]" office:value-type="float" office:value="689.78708627067" calcext:value-type="float">
            <text:p>690</text:p>
          </table:table-cell>
          <table:table-cell table:style-name="ce12" table:formula="of:=[.D37]-[.D36]" office:value-type="float" office:value="0" calcext:value-type="float">
            <text:p>0</text:p>
          </table:table-cell>
          <table:table-cell table:style-name="ce10" table:formula="of:=[.D36]*[.C36]" office:value-type="float" office:value="1268.4963055188" calcext:value-type="float">
            <text:p>1268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 table:style-name="ce18"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heavy attack</text:p>
          </table:table-cell>
          <table:table-cell office:value-type="string" calcext:value-type="string">
            <text:p>HA</text:p>
          </table:table-cell>
          <table:table-cell office:value-type="float" office:value="6" calcext:value-type="float">
            <text:p>6</text:p>
          </table:table-cell>
          <table:table-cell table:formula="of:=[.Q36]*[.$Q$31]" office:value-type="float" office:value="30" calcext:value-type="float">
            <text:p>30</text:p>
          </table:table-cell>
          <table:table-cell table:number-columns-repeated="2"/>
          <table:table-cell table:style-name="ce23" table:formula="of:=[.G36]*[.$S$29]" office:value-type="float" office:value="413.872251762402" calcext:value-type="float">
            <text:p>414</text:p>
          </table:table-cell>
          <table:table-cell table:style-name="ce23" table:formula="of:=[.F36]*[.$S$29]" office:value-type="float" office:value="76.64300958563" calcext:value-type="float">
            <text:p>77</text:p>
          </table:table-cell>
          <table:table-cell table:style-name="ce10" table:formula="of:=[.U36]-[.V36]" office:value-type="float" office:value="337.229242176772" calcext:value-type="float">
            <text:p>337</text:p>
          </table:table-cell>
        </table:table-row>
        <table:table-row table:style-name="ro2">
          <table:table-cell table:style-name="ce5" office:value-type="float" office:value="36" calcext:value-type="float">
            <text:p>36</text:p>
          </table:table-cell>
          <table:table-cell table:style-name="ce7" table:formula="of:=[.B36]*[.$K37]" office:value-type="float" office:value="140.512184240322" calcext:value-type="float">
            <text:p>140.5121842403</text:p>
          </table:table-cell>
          <table:table-cell table:style-name="ce7" table:formula="of:=[.C36]*[.$J37]" office:value-type="float" office:value="143.762914625464" calcext:value-type="float">
            <text:p>143.7629146255</text:p>
          </table:table-cell>
          <table:table-cell office:value-type="float" office:value="9" calcext:value-type="float">
            <text:p>9</text:p>
          </table:table-cell>
          <table:table-cell table:style-name="ce10" table:formula="of:=[.B37]*[.D37]" office:value-type="float" office:value="1264.60965816289" calcext:value-type="float">
            <text:p>1265</text:p>
          </table:table-cell>
          <table:table-cell table:style-name="ce9" table:formula="of:=[.B37]*[.$Q$30]" office:value-type="float" office:value="140.512184240322" calcext:value-type="float">
            <text:p>141</text:p>
          </table:table-cell>
          <table:table-cell table:style-name="ce9" table:formula="of:=([.E38]-[.E37])*[.$Q$29]" office:value-type="float" office:value="758.765794897738" calcext:value-type="float">
            <text:p>759</text:p>
          </table:table-cell>
          <table:table-cell table:style-name="ce12" table:formula="of:=[.D38]-[.D37]" office:value-type="float" office:value="0" calcext:value-type="float">
            <text:p>0</text:p>
          </table:table-cell>
          <table:table-cell table:style-name="ce10" table:formula="of:=[.D37]*[.C37]" office:value-type="float" office:value="1293.86623162918" calcext:value-type="float">
            <text:p>129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heavy defence</text:p>
          </table:table-cell>
          <table:table-cell office:value-type="string" calcext:value-type="string">
            <text:p>HD</text:p>
          </table:table-cell>
          <table:table-cell office:value-type="float" office:value="8" calcext:value-type="float">
            <text:p>8</text:p>
          </table:table-cell>
          <table:table-cell table:formula="of:=[.Q37]*[.$Q$31]" office:value-type="float" office:value="40" calcext:value-type="float">
            <text:p>40</text:p>
          </table:table-cell>
          <table:table-cell table:number-columns-repeated="2"/>
          <table:table-cell table:style-name="ce23" table:formula="of:=[.G37]*[.$S$29]" office:value-type="float" office:value="455.259476938643" calcext:value-type="float">
            <text:p>455</text:p>
          </table:table-cell>
          <table:table-cell table:style-name="ce23" table:formula="of:=[.F37]*[.$S$29]" office:value-type="float" office:value="84.307310544193" calcext:value-type="float">
            <text:p>84</text:p>
          </table:table-cell>
          <table:table-cell table:style-name="ce10" table:formula="of:=[.U37]-[.V37]" office:value-type="float" office:value="370.95216639445" calcext:value-type="float">
            <text:p>371</text:p>
          </table:table-cell>
        </table:table-row>
        <table:table-row table:style-name="ro1">
          <table:table-cell table:style-name="ce5" office:value-type="float" office:value="37" calcext:value-type="float">
            <text:p>37</text:p>
          </table:table-cell>
          <table:table-cell table:style-name="ce7" table:formula="of:=[.B37]*[.$K38]" office:value-type="float" office:value="154.563402664354" calcext:value-type="float">
            <text:p>154.5634026644</text:p>
          </table:table-cell>
          <table:table-cell table:style-name="ce7" table:formula="of:=[.C37]*[.$J38]" office:value-type="float" office:value="146.638172917974" calcext:value-type="float">
            <text:p>146.638172918</text:p>
          </table:table-cell>
          <table:table-cell office:value-type="float" office:value="9" calcext:value-type="float">
            <text:p>9</text:p>
          </table:table-cell>
          <table:table-cell table:style-name="ce10" table:formula="of:=[.B38]*[.D38]" office:value-type="float" office:value="1391.07062397918" calcext:value-type="float">
            <text:p>1391</text:p>
          </table:table-cell>
          <table:table-cell table:style-name="ce9" table:formula="of:=[.B38]*[.$Q$30]" office:value-type="float" office:value="154.563402664354" calcext:value-type="float">
            <text:p>155</text:p>
          </table:table-cell>
          <table:table-cell table:style-name="ce9" table:formula="of:=([.E39]-[.E38])*[.$Q$29]" office:value-type="float" office:value="834.642374387511" calcext:value-type="float">
            <text:p>835</text:p>
          </table:table-cell>
          <table:table-cell table:style-name="ce12" table:formula="of:=[.D39]-[.D38]" office:value-type="float" office:value="0" calcext:value-type="float">
            <text:p>0</text:p>
          </table:table-cell>
          <table:table-cell table:style-name="ce10" table:formula="of:=[.D38]*[.C38]" office:value-type="float" office:value="1319.74355626176" calcext:value-type="float">
            <text:p>1320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cleave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table:formula="of:=[.Q38]*[.$Q$31]" office:value-type="float" office:value="30" calcext:value-type="float">
            <text:p>30</text:p>
          </table:table-cell>
          <table:table-cell table:number-columns-repeated="2"/>
          <table:table-cell table:style-name="ce23" table:formula="of:=[.G38]*[.$S$29]" office:value-type="float" office:value="500.785424632507" calcext:value-type="float">
            <text:p>501</text:p>
          </table:table-cell>
          <table:table-cell table:style-name="ce23" table:formula="of:=[.F38]*[.$S$29]" office:value-type="float" office:value="92.7380415986123" calcext:value-type="float">
            <text:p>93</text:p>
          </table:table-cell>
          <table:table-cell table:style-name="ce10" table:formula="of:=[.U38]-[.V38]" office:value-type="float" office:value="408.047383033895" calcext:value-type="float">
            <text:p>408</text:p>
          </table:table-cell>
        </table:table-row>
        <table:table-row table:style-name="ro2">
          <table:table-cell table:style-name="ce5" office:value-type="float" office:value="38" calcext:value-type="float">
            <text:p>38</text:p>
          </table:table-cell>
          <table:table-cell table:style-name="ce7" table:formula="of:=[.B38]*[.$K39]" office:value-type="float" office:value="170.019742930789" calcext:value-type="float">
            <text:p>170.0197429308</text:p>
          </table:table-cell>
          <table:table-cell table:style-name="ce7" table:formula="of:=[.C38]*[.$J39]" office:value-type="float" office:value="149.570936376333" calcext:value-type="float">
            <text:p>149.5709363763</text:p>
          </table:table-cell>
          <table:table-cell office:value-type="float" office:value="9" calcext:value-type="float">
            <text:p>9</text:p>
          </table:table-cell>
          <table:table-cell table:style-name="ce10" table:formula="of:=[.B39]*[.D39]" office:value-type="float" office:value="1530.1776863771" calcext:value-type="float">
            <text:p>1530</text:p>
          </table:table-cell>
          <table:table-cell table:style-name="ce9" table:formula="of:=[.B39]*[.$Q$30]" office:value-type="float" office:value="170.019742930789" calcext:value-type="float">
            <text:p>170</text:p>
          </table:table-cell>
          <table:table-cell table:style-name="ce9" table:formula="of:=([.E40]-[.E39])*[.$Q$29]" office:value-type="float" office:value="918.106611826263" calcext:value-type="float">
            <text:p>918</text:p>
          </table:table-cell>
          <table:table-cell table:style-name="ce12" table:formula="of:=[.D40]-[.D39]" office:value-type="float" office:value="0" calcext:value-type="float">
            <text:p>0</text:p>
          </table:table-cell>
          <table:table-cell table:style-name="ce10" table:formula="of:=[.D39]*[.C39]" office:value-type="float" office:value="1346.138427387" calcext:value-type="float">
            <text:p>134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heavy cleave</text:p>
          </table:table-cell>
          <table:table-cell office:value-type="string" calcext:value-type="string">
            <text:p>HC</text:p>
          </table:table-cell>
          <table:table-cell office:value-type="float" office:value="10" calcext:value-type="float">
            <text:p>10</text:p>
          </table:table-cell>
          <table:table-cell table:formula="of:=[.Q39]*[.$Q$31]" office:value-type="float" office:value="50" calcext:value-type="float">
            <text:p>50</text:p>
          </table:table-cell>
          <table:table-cell table:number-columns-repeated="2"/>
          <table:table-cell table:style-name="ce23" table:formula="of:=[.G39]*[.$S$29]" office:value-type="float" office:value="550.863967095758" calcext:value-type="float">
            <text:p>551</text:p>
          </table:table-cell>
          <table:table-cell table:style-name="ce23" table:formula="of:=[.F39]*[.$S$29]" office:value-type="float" office:value="102.011845758474" calcext:value-type="float">
            <text:p>102</text:p>
          </table:table-cell>
          <table:table-cell table:style-name="ce10" table:formula="of:=[.U39]-[.V39]" office:value-type="float" office:value="448.852121337285" calcext:value-type="float">
            <text:p>449</text:p>
          </table:table-cell>
        </table:table-row>
        <table:table-row table:style-name="ro2">
          <table:table-cell table:style-name="ce5" office:value-type="float" office:value="39" calcext:value-type="float">
            <text:p>39</text:p>
          </table:table-cell>
          <table:table-cell table:style-name="ce7" table:formula="of:=[.B39]*[.$K40]" office:value-type="float" office:value="187.021717223868" calcext:value-type="float">
            <text:p>187.0217172239</text:p>
          </table:table-cell>
          <table:table-cell table:style-name="ce7" table:formula="of:=[.C39]*[.$J40]" office:value-type="float" office:value="152.56235510386" calcext:value-type="float">
            <text:p>152.5623551039</text:p>
          </table:table-cell>
          <table:table-cell office:value-type="float" office:value="9" calcext:value-type="float">
            <text:p>9</text:p>
          </table:table-cell>
          <table:table-cell table:style-name="ce10" table:formula="of:=[.B40]*[.D40]" office:value-type="float" office:value="1683.19545501481" calcext:value-type="float">
            <text:p>1683</text:p>
          </table:table-cell>
          <table:table-cell table:style-name="ce9" table:formula="of:=[.B40]*[.$Q$30]" office:value-type="float" office:value="187.021717223868" calcext:value-type="float">
            <text:p>187</text:p>
          </table:table-cell>
          <table:table-cell table:style-name="ce9" table:formula="of:=([.E41]-[.E40])*[.$Q$29]" office:value-type="float" office:value="1009.91727300889" calcext:value-type="float">
            <text:p>1010</text:p>
          </table:table-cell>
          <table:table-cell table:style-name="ce12" table:formula="of:=[.D41]-[.D40]" office:value-type="float" office:value="0" calcext:value-type="float">
            <text:p>0</text:p>
          </table:table-cell>
          <table:table-cell table:style-name="ce10" table:formula="of:=[.D40]*[.C40]" office:value-type="float" office:value="1373.06119593474" calcext:value-type="float">
            <text:p>1373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speed attack</text:p>
          </table:table-cell>
          <table:table-cell office:value-type="string" calcext:value-type="string">
            <text:p>SA</text:p>
          </table:table-cell>
          <table:table-cell office:value-type="float" office:value="8" calcext:value-type="float">
            <text:p>8</text:p>
          </table:table-cell>
          <table:table-cell table:formula="of:=[.Q40]*[.$Q$31]" office:value-type="float" office:value="40" calcext:value-type="float">
            <text:p>40</text:p>
          </table:table-cell>
          <table:table-cell table:number-columns-repeated="2"/>
          <table:table-cell table:style-name="ce23" table:formula="of:=[.G40]*[.$S$29]" office:value-type="float" office:value="605.950363805334" calcext:value-type="float">
            <text:p>606</text:p>
          </table:table-cell>
          <table:table-cell table:style-name="ce23" table:formula="of:=[.F40]*[.$S$29]" office:value-type="float" office:value="112.213030334321" calcext:value-type="float">
            <text:p>112</text:p>
          </table:table-cell>
          <table:table-cell table:style-name="ce10" table:formula="of:=[.U40]-[.V40]" office:value-type="float" office:value="493.737333471013" calcext:value-type="float">
            <text:p>494</text:p>
          </table:table-cell>
        </table:table-row>
        <table:table-row table:style-name="ro2">
          <table:table-cell table:style-name="ce5" office:value-type="float" office:value="40" calcext:value-type="float">
            <text:p>40</text:p>
          </table:table-cell>
          <table:table-cell table:style-name="ce7" table:formula="of:=[.B40]*[.$K41]" office:value-type="float" office:value="205.723888946255" calcext:value-type="float">
            <text:p>205.7238889463</text:p>
          </table:table-cell>
          <table:table-cell table:style-name="ce7" table:formula="of:=[.C40]*[.$J41]" office:value-type="float" office:value="155.613602205937" calcext:value-type="float">
            <text:p>155.6136022059</text:p>
          </table:table-cell>
          <table:table-cell office:value-type="float" office:value="9" calcext:value-type="float">
            <text:p>9</text:p>
          </table:table-cell>
          <table:table-cell table:style-name="ce10" table:formula="of:=[.B41]*[.D41]" office:value-type="float" office:value="1851.5150005163" calcext:value-type="float">
            <text:p>1852</text:p>
          </table:table-cell>
          <table:table-cell table:style-name="ce9" table:formula="of:=[.B41]*[.$Q$30]" office:value-type="float" office:value="205.723888946255" calcext:value-type="float">
            <text:p>206</text:p>
          </table:table-cell>
          <table:table-cell table:style-name="ce9" table:formula="of:=([.E42]-[.E41])*[.$Q$29]" office:value-type="float" office:value="1110.90900030978" calcext:value-type="float">
            <text:p>1111</text:p>
          </table:table-cell>
          <table:table-cell table:style-name="ce12" table:formula="of:=[.D42]-[.D41]" office:value-type="float" office:value="0" calcext:value-type="float">
            <text:p>0</text:p>
          </table:table-cell>
          <table:table-cell table:style-name="ce10" table:formula="of:=[.D41]*[.C41]" office:value-type="float" office:value="1400.52241985343" calcext:value-type="float">
            <text:p>140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heavy speed attack</text:p>
          </table:table-cell>
          <table:table-cell office:value-type="string" calcext:value-type="string">
            <text:p>HSA</text:p>
          </table:table-cell>
          <table:table-cell office:value-type="float" office:value="12" calcext:value-type="float">
            <text:p>12</text:p>
          </table:table-cell>
          <table:table-cell table:formula="of:=[.Q41]*[.$Q$31]" office:value-type="float" office:value="60" calcext:value-type="float">
            <text:p>60</text:p>
          </table:table-cell>
          <table:table-cell table:number-columns-repeated="2"/>
          <table:table-cell table:style-name="ce23" table:formula="of:=[.G41]*[.$S$29]" office:value-type="float" office:value="666.545400185866" calcext:value-type="float">
            <text:p>667</text:p>
          </table:table-cell>
          <table:table-cell table:style-name="ce23" table:formula="of:=[.F41]*[.$S$29]" office:value-type="float" office:value="123.434333367753" calcext:value-type="float">
            <text:p>123</text:p>
          </table:table-cell>
          <table:table-cell table:style-name="ce10" table:formula="of:=[.U41]-[.V41]" office:value-type="float" office:value="543.111066818113" calcext:value-type="float">
            <text:p>543</text:p>
          </table:table-cell>
        </table:table-row>
        <table:table-row table:style-name="ro2">
          <table:table-cell table:style-name="ce5" office:value-type="float" office:value="41" calcext:value-type="float">
            <text:p>41</text:p>
          </table:table-cell>
          <table:table-cell table:style-name="ce7" table:formula="of:=[.B41]*[.$K42]" office:value-type="float" office:value="226.29627784088" calcext:value-type="float">
            <text:p>226.2962778409</text:p>
          </table:table-cell>
          <table:table-cell table:style-name="ce7" table:formula="of:=[.C41]*[.$J42]" office:value-type="float" office:value="158.725874250056" calcext:value-type="float">
            <text:p>158.7258742501</text:p>
          </table:table-cell>
          <table:table-cell office:value-type="float" office:value="9" calcext:value-type="float">
            <text:p>9</text:p>
          </table:table-cell>
          <table:table-cell table:style-name="ce10" table:formula="of:=[.B42]*[.D42]" office:value-type="float" office:value="2036.66650056792" calcext:value-type="float">
            <text:p>2037</text:p>
          </table:table-cell>
          <table:table-cell table:style-name="ce9" table:formula="of:=[.B42]*[.$Q$30]" office:value-type="float" office:value="226.29627784088" calcext:value-type="float">
            <text:p>226</text:p>
          </table:table-cell>
          <table:table-cell table:style-name="ce9" table:formula="of:=([.E43]-[.E42])*[.$Q$29]" office:value-type="float" office:value="1221.99990034075" calcext:value-type="float">
            <text:p>1222</text:p>
          </table:table-cell>
          <table:table-cell table:style-name="ce12" table:formula="of:=[.D43]-[.D42]" office:value-type="float" office:value="0" calcext:value-type="float">
            <text:p>0</text:p>
          </table:table-cell>
          <table:table-cell table:style-name="ce10" table:formula="of:=[.D42]*[.C42]" office:value-type="float" office:value="1428.5328682505" calcext:value-type="float">
            <text:p>142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defensive attack</text:p>
          </table:table-cell>
          <table:table-cell office:value-type="string" calcext:value-type="string">
            <text:p>DA</text:p>
          </table:table-cell>
          <table:table-cell office:value-type="float" office:value="9" calcext:value-type="float">
            <text:p>9</text:p>
          </table:table-cell>
          <table:table-cell table:formula="of:=[.Q42]*[.$Q$31]" office:value-type="float" office:value="45" calcext:value-type="float">
            <text:p>45</text:p>
          </table:table-cell>
          <table:table-cell table:number-columns-repeated="4"/>
          <table:table-cell table:style-name="ce10" table:formula="of:=[.U42]-[.V42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42" calcext:value-type="float">
            <text:p>42</text:p>
          </table:table-cell>
          <table:table-cell table:style-name="ce7" table:formula="of:=[.B42]*[.$K43]" office:value-type="float" office:value="248.925905624969" calcext:value-type="float">
            <text:p>248.925905625</text:p>
          </table:table-cell>
          <table:table-cell table:style-name="ce7" table:formula="of:=[.C42]*[.$J43]" office:value-type="float" office:value="161.900391735057" calcext:value-type="float">
            <text:p>161.9003917351</text:p>
          </table:table-cell>
          <table:table-cell office:value-type="float" office:value="9" calcext:value-type="float">
            <text:p>9</text:p>
          </table:table-cell>
          <table:table-cell table:style-name="ce10" table:formula="of:=[.B43]*[.D43]" office:value-type="float" office:value="2240.33315062472" calcext:value-type="float">
            <text:p>2240</text:p>
          </table:table-cell>
          <table:table-cell table:style-name="ce9" table:formula="of:=[.B43]*[.$Q$30]" office:value-type="float" office:value="248.925905624969" calcext:value-type="float">
            <text:p>249</text:p>
          </table:table-cell>
          <table:table-cell table:style-name="ce9" table:formula="of:=([.E44]-[.E43])*[.$Q$29]" office:value-type="float" office:value="1344.19989037483" calcext:value-type="float">
            <text:p>1344</text:p>
          </table:table-cell>
          <table:table-cell table:style-name="ce12" table:formula="of:=[.D44]-[.D43]" office:value-type="float" office:value="0" calcext:value-type="float">
            <text:p>0</text:p>
          </table:table-cell>
          <table:table-cell table:style-name="ce10" table:formula="of:=[.D43]*[.C43]" office:value-type="float" office:value="1457.10352561551" calcext:value-type="float">
            <text:p>145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0" office:value-type="string" calcext:value-type="string">
            <text:p>heavy defensive attack</text:p>
          </table:table-cell>
          <table:table-cell office:value-type="string" calcext:value-type="string">
            <text:p>HDA</text:p>
          </table:table-cell>
          <table:table-cell office:value-type="float" office:value="14" calcext:value-type="float">
            <text:p>14</text:p>
          </table:table-cell>
          <table:table-cell table:formula="of:=[.Q43]*[.$Q$31]" office:value-type="float" office:value="70" calcext:value-type="float">
            <text:p>70</text:p>
          </table:table-cell>
          <table:table-cell table:number-columns-repeated="4"/>
          <table:table-cell table:style-name="ce10" table:formula="of:=[.U43]-[.V43]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43" calcext:value-type="float">
            <text:p>43</text:p>
          </table:table-cell>
          <table:table-cell table:style-name="ce7" table:formula="of:=[.B43]*[.$K44]" office:value-type="float" office:value="273.818496187465" calcext:value-type="float">
            <text:p>273.8184961875</text:p>
          </table:table-cell>
          <table:table-cell table:style-name="ce7" table:formula="of:=[.C43]*[.$J44]" office:value-type="float" office:value="165.138399569758" calcext:value-type="float">
            <text:p>165.1383995698</text:p>
          </table:table-cell>
          <table:table-cell office:value-type="float" office:value="9" calcext:value-type="float">
            <text:p>9</text:p>
          </table:table-cell>
          <table:table-cell table:style-name="ce10" table:formula="of:=[.B44]*[.D44]" office:value-type="float" office:value="2464.36646568719" calcext:value-type="float">
            <text:p>2464</text:p>
          </table:table-cell>
          <table:table-cell table:style-name="ce9" table:formula="of:=[.B44]*[.$Q$30]" office:value-type="float" office:value="273.818496187465" calcext:value-type="float">
            <text:p>274</text:p>
          </table:table-cell>
          <table:table-cell table:style-name="ce9" table:formula="of:=([.E45]-[.E44])*[.$Q$29]" office:value-type="float" office:value="1478.61987941231" calcext:value-type="float">
            <text:p>1479</text:p>
          </table:table-cell>
          <table:table-cell table:style-name="ce12" table:formula="of:=[.D45]-[.D44]" office:value-type="float" office:value="0" calcext:value-type="float">
            <text:p>0</text:p>
          </table:table-cell>
          <table:table-cell table:style-name="ce10" table:formula="of:=[.D44]*[.C44]" office:value-type="float" office:value="1486.24559612782" calcext:value-type="float">
            <text:p>148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1" office:value-type="string" calcext:value-type="string">
            <text:p>shot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table:formula="of:=[.Q44]*[.$Q$31]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 table:style-name="ce5" office:value-type="float" office:value="44" calcext:value-type="float">
            <text:p>44</text:p>
          </table:table-cell>
          <table:table-cell table:style-name="ce7" table:formula="of:=[.B44]*[.$K45]" office:value-type="float" office:value="301.200345806212" calcext:value-type="float">
            <text:p>301.2003458062</text:p>
          </table:table-cell>
          <table:table-cell table:style-name="ce7" table:formula="of:=[.C44]*[.$J45]" office:value-type="float" office:value="168.441167561153" calcext:value-type="float">
            <text:p>168.4411675612</text:p>
          </table:table-cell>
          <table:table-cell office:value-type="float" office:value="9" calcext:value-type="float">
            <text:p>9</text:p>
          </table:table-cell>
          <table:table-cell table:style-name="ce10" table:formula="of:=[.B45]*[.D45]" office:value-type="float" office:value="2710.80311225591" calcext:value-type="float">
            <text:p>2711</text:p>
          </table:table-cell>
          <table:table-cell table:style-name="ce9" table:formula="of:=[.B45]*[.$Q$30]" office:value-type="float" office:value="301.200345806212" calcext:value-type="float">
            <text:p>301</text:p>
          </table:table-cell>
          <table:table-cell table:style-name="ce9" table:formula="of:=([.E46]-[.E45])*[.$Q$29]" office:value-type="float" office:value="1626.48186735355" calcext:value-type="float">
            <text:p>1626</text:p>
          </table:table-cell>
          <table:table-cell table:style-name="ce12" table:formula="of:=[.D46]-[.D45]" office:value-type="float" office:value="0" calcext:value-type="float">
            <text:p>0</text:p>
          </table:table-cell>
          <table:table-cell table:style-name="ce10" table:formula="of:=[.D45]*[.C45]" office:value-type="float" office:value="1515.97050805038" calcext:value-type="float">
            <text:p>151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1" office:value-type="string" calcext:value-type="string">
            <text:p>heavy shot</text:p>
          </table:table-cell>
          <table:table-cell office:value-type="string" calcext:value-type="string">
            <text:p>HS</text:p>
          </table:table-cell>
          <table:table-cell office:value-type="float" office:value="12" calcext:value-type="float">
            <text:p>12</text:p>
          </table:table-cell>
          <table:table-cell table:formula="of:=[.Q45]*[.$Q$31]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 table:style-name="ce6"/>
          <table:table-cell table:style-name="ce7" table:formula="of:=[.B45]*[.$K46]" office:value-type="float" office:value="331.320380386833" calcext:value-type="float">
            <text:p>331.3203803868</text:p>
          </table:table-cell>
          <table:table-cell table:style-name="ce7" table:formula="of:=[.C45]*[.$J46]" office:value-type="float" office:value="171.809990912376" calcext:value-type="float">
            <text:p>171.8099909124</text:p>
          </table:table-cell>
          <table:table-cell office:value-type="float" office:value="9" calcext:value-type="float">
            <text:p>9</text:p>
          </table:table-cell>
          <table:table-cell table:style-name="ce10" table:formula="of:=[.B46]*[.D46]" office:value-type="float" office:value="2981.8834234815" calcext:value-type="float">
            <text:p>2982</text:p>
          </table:table-cell>
          <table:table-cell table:style-name="ce9" table:formula="of:=[.B46]*[.$Q$30]" office:value-type="float" office:value="331.320380386833" calcext:value-type="float">
            <text:p>331</text:p>
          </table:table-cell>
          <table:table-cell table:style-name="ce9" table:formula="of:=([.E47]-[.E46])*[.$Q$29]" office:value-type="float" office:value="1789.1300540889" calcext:value-type="float">
            <text:p>1789</text:p>
          </table:table-cell>
          <table:table-cell table:style-name="ce12" table:formula="of:=[.D47]-[.D46]" office:value-type="float" office:value="0" calcext:value-type="float">
            <text:p>0</text:p>
          </table:table-cell>
          <table:table-cell table:style-name="ce10" table:formula="of:=[.D46]*[.C46]" office:value-type="float" office:value="1546.28991821138" calcext:value-type="float">
            <text:p>154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1" office:value-type="string" calcext:value-type="string">
            <text:p>speed</text:p>
          </table:table-cell>
          <table:table-cell office:value-type="string" calcext:value-type="string">
            <text:p>Sp</text:p>
          </table:table-cell>
          <table:table-cell office:value-type="float" office:value="12" calcext:value-type="float">
            <text:p>12</text:p>
          </table:table-cell>
          <table:table-cell table:formula="of:=[.Q46]*[.$Q$31]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table:style-name="ce7" table:formula="of:=[.B46]*[.$K47]" office:value-type="float" office:value="364.452418425517" calcext:value-type="float">
            <text:p>364.4524184255</text:p>
          </table:table-cell>
          <table:table-cell table:style-name="ce7" table:formula="of:=[.C46]*[.$J47]" office:value-type="float" office:value="175.246190730624" calcext:value-type="float">
            <text:p>175.2461907306</text:p>
          </table:table-cell>
          <table:table-cell office:value-type="float" office:value="9" calcext:value-type="float">
            <text:p>9</text:p>
          </table:table-cell>
          <table:table-cell table:style-name="ce10" table:formula="of:=[.B47]*[.D47]" office:value-type="float" office:value="3280.07176582965" calcext:value-type="float">
            <text:p>3280</text:p>
          </table:table-cell>
          <table:table-cell table:style-name="ce9" table:formula="of:=[.B47]*[.$Q$30]" office:value-type="float" office:value="364.452418425517" calcext:value-type="float">
            <text:p>364</text:p>
          </table:table-cell>
          <table:table-cell table:style-name="ce9" table:formula="of:=([.E48]-[.E47])*[.$Q$29]" office:value-type="float" office:value="1968.04305949779" calcext:value-type="float">
            <text:p>1968</text:p>
          </table:table-cell>
          <table:table-cell table:style-name="ce12" table:formula="of:=[.D48]-[.D47]" office:value-type="float" office:value="0" calcext:value-type="float">
            <text:p>0</text:p>
          </table:table-cell>
          <table:table-cell table:style-name="ce10" table:formula="of:=[.D47]*[.C47]" office:value-type="float" office:value="1577.21571657561" calcext:value-type="float">
            <text:p>157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1" office:value-type="string" calcext:value-type="string">
            <text:p>elven defence</text:p>
          </table:table-cell>
          <table:table-cell office:value-type="string" calcext:value-type="string">
            <text:p>ED</text:p>
          </table:table-cell>
          <table:table-cell office:value-type="float" office:value="8" calcext:value-type="float">
            <text:p>8</text:p>
          </table:table-cell>
          <table:table-cell table:formula="of:=[.Q47]*[.$Q$31]"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47]*[.$K48]" office:value-type="float" office:value="400.897660268068" calcext:value-type="float">
            <text:p>400.8976602681</text:p>
          </table:table-cell>
          <table:table-cell table:style-name="ce7" table:formula="of:=[.C47]*[.$J48]" office:value-type="float" office:value="178.751114545236" calcext:value-type="float">
            <text:p>178.7511145452</text:p>
          </table:table-cell>
          <table:table-cell office:value-type="float" office:value="9" calcext:value-type="float">
            <text:p>9</text:p>
          </table:table-cell>
          <table:table-cell table:style-name="ce10" table:formula="of:=[.B48]*[.D48]" office:value-type="float" office:value="3608.07894241261" calcext:value-type="float">
            <text:p>3608</text:p>
          </table:table-cell>
          <table:table-cell table:style-name="ce9" table:formula="of:=[.B48]*[.$Q$30]" office:value-type="float" office:value="400.897660268068" calcext:value-type="float">
            <text:p>401</text:p>
          </table:table-cell>
          <table:table-cell table:style-name="ce9" table:formula="of:=([.E49]-[.E48])*[.$Q$29]" office:value-type="float" office:value="2164.84736544759" calcext:value-type="float">
            <text:p>2165</text:p>
          </table:table-cell>
          <table:table-cell table:style-name="ce12" table:formula="of:=[.D49]-[.D48]" office:value-type="float" office:value="0" calcext:value-type="float">
            <text:p>0</text:p>
          </table:table-cell>
          <table:table-cell table:style-name="ce10" table:formula="of:=[.D48]*[.C48]" office:value-type="float" office:value="1608.76003090712" calcext:value-type="float">
            <text:p>1609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21" office:value-type="string" calcext:value-type="string">
            <text:p>heavy elven defence</text:p>
          </table:table-cell>
          <table:table-cell office:value-type="string" calcext:value-type="string">
            <text:p>HED</text:p>
          </table:table-cell>
          <table:table-cell office:value-type="float" office:value="12" calcext:value-type="float">
            <text:p>12</text:p>
          </table:table-cell>
          <table:table-cell table:formula="of:=[.Q48]*[.$Q$31]" office:value-type="float" office:value="60" calcext:value-type="float">
            <text:p>6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48]*[.$K49]" office:value-type="float" office:value="440.987426294875" calcext:value-type="float">
            <text:p>440.9874262949</text:p>
          </table:table-cell>
          <table:table-cell table:style-name="ce7" table:formula="of:=[.C48]*[.$J49]" office:value-type="float" office:value="182.326136836141" calcext:value-type="float">
            <text:p>182.3261368361</text:p>
          </table:table-cell>
          <table:table-cell office:value-type="float" office:value="9" calcext:value-type="float">
            <text:p>9</text:p>
          </table:table-cell>
          <table:table-cell table:style-name="ce10" table:formula="of:=[.B49]*[.D49]" office:value-type="float" office:value="3968.88683665388" calcext:value-type="float">
            <text:p>3969</text:p>
          </table:table-cell>
          <table:table-cell table:style-name="ce9" table:formula="of:=[.B49]*[.$Q$30]" office:value-type="float" office:value="440.987426294875" calcext:value-type="float">
            <text:p>441</text:p>
          </table:table-cell>
          <table:table-cell table:style-name="ce9" table:formula="of:=([.E50]-[.E49])*[.$Q$29]" office:value-type="float" office:value="2381.33210199233" calcext:value-type="float">
            <text:p>2381</text:p>
          </table:table-cell>
          <table:table-cell table:style-name="ce12" table:formula="of:=[.D50]-[.D49]" office:value-type="float" office:value="0" calcext:value-type="float">
            <text:p>0</text:p>
          </table:table-cell>
          <table:table-cell table:style-name="ce10" table:formula="of:=[.D49]*[.C49]" office:value-type="float" office:value="1640.93523152527" calcext:value-type="float">
            <text:p>164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3" office:value-type="string" calcext:value-type="string">
            <text:p>fireball</text:p>
          </table:table-cell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table:formula="of:=[.Q49]*[.$Q$31]"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49]*[.$K50]" office:value-type="float" office:value="485.086168924363" calcext:value-type="float">
            <text:p>485.0861689244</text:p>
          </table:table-cell>
          <table:table-cell table:style-name="ce7" table:formula="of:=[.C49]*[.$J50]" office:value-type="float" office:value="185.972659572864" calcext:value-type="float">
            <text:p>185.9726595729</text:p>
          </table:table-cell>
          <table:table-cell office:value-type="float" office:value="9" calcext:value-type="float">
            <text:p>9</text:p>
          </table:table-cell>
          <table:table-cell table:style-name="ce10" table:formula="of:=[.B50]*[.D50]" office:value-type="float" office:value="4365.77552031926" calcext:value-type="float">
            <text:p>4366</text:p>
          </table:table-cell>
          <table:table-cell table:style-name="ce9" table:formula="of:=[.B50]*[.$Q$30]" office:value-type="float" office:value="485.086168924363" calcext:value-type="float">
            <text:p>485</text:p>
          </table:table-cell>
          <table:table-cell table:style-name="ce9" table:formula="of:=([.E51]-[.E50])*[.$Q$29]" office:value-type="float" office:value="2619.46531219157" calcext:value-type="float">
            <text:p>2619</text:p>
          </table:table-cell>
          <table:table-cell table:style-name="ce12" table:formula="of:=[.D51]-[.D50]" office:value-type="float" office:value="0" calcext:value-type="float">
            <text:p>0</text:p>
          </table:table-cell>
          <table:table-cell table:style-name="ce10" table:formula="of:=[.D50]*[.C50]" office:value-type="float" office:value="1673.75393615577" calcext:value-type="float">
            <text:p>1674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3" office:value-type="string" calcext:value-type="string">
            <text:p>freeze</text:p>
          </table:table-cell>
          <table:table-cell office:value-type="string" calcext:value-type="string">
            <text:p>Fz</text:p>
          </table:table-cell>
          <table:table-cell office:value-type="float" office:value="7" calcext:value-type="float">
            <text:p>7</text:p>
          </table:table-cell>
          <table:table-cell table:formula="of:=[.Q50]*[.$Q$31]" office:value-type="float" office:value="35" calcext:value-type="float">
            <text:p>35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0]*[.$K51]" office:value-type="float" office:value="533.594785816799" calcext:value-type="float">
            <text:p>533.5947858168</text:p>
          </table:table-cell>
          <table:table-cell table:style-name="ce7" table:formula="of:=[.C50]*[.$J51]" office:value-type="float" office:value="189.692112764321" calcext:value-type="float">
            <text:p>189.6921127643</text:p>
          </table:table-cell>
          <table:table-cell office:value-type="float" office:value="9" calcext:value-type="float">
            <text:p>9</text:p>
          </table:table-cell>
          <table:table-cell table:style-name="ce10" table:formula="of:=[.B51]*[.D51]" office:value-type="float" office:value="4802.35307235119" calcext:value-type="float">
            <text:p>4802</text:p>
          </table:table-cell>
          <table:table-cell table:style-name="ce9" table:formula="of:=[.B51]*[.$Q$30]" office:value-type="float" office:value="533.594785816799" calcext:value-type="float">
            <text:p>534</text:p>
          </table:table-cell>
          <table:table-cell table:style-name="ce9" table:formula="of:=([.E52]-[.E51])*[.$Q$29]" office:value-type="float" office:value="2881.41184341071" calcext:value-type="float">
            <text:p>2881</text:p>
          </table:table-cell>
          <table:table-cell table:style-name="ce12" table:formula="of:=[.D52]-[.D51]" office:value-type="float" office:value="0" calcext:value-type="float">
            <text:p>0</text:p>
          </table:table-cell>
          <table:table-cell table:style-name="ce10" table:formula="of:=[.D51]*[.C51]" office:value-type="float" office:value="1707.22901487889" calcext:value-type="float">
            <text:p>1707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3" office:value-type="string" calcext:value-type="string">
            <text:p>chain lightning</text:p>
          </table:table-cell>
          <table:table-cell office:value-type="string" calcext:value-type="string">
            <text:p>CL</text:p>
          </table:table-cell>
          <table:table-cell office:value-type="float" office:value="14" calcext:value-type="float">
            <text:p>14</text:p>
          </table:table-cell>
          <table:table-cell table:formula="of:=[.Q51]*[.$Q$31]"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1]*[.$K52]" office:value-type="float" office:value="586.954264398479" calcext:value-type="float">
            <text:p>586.9542643985</text:p>
          </table:table-cell>
          <table:table-cell table:style-name="ce7" table:formula="of:=[.C51]*[.$J52]" office:value-type="float" office:value="193.485955019607" calcext:value-type="float">
            <text:p>193.4859550196</text:p>
          </table:table-cell>
          <table:table-cell office:value-type="float" office:value="9" calcext:value-type="float">
            <text:p>9</text:p>
          </table:table-cell>
          <table:table-cell table:style-name="ce10" table:formula="of:=[.B52]*[.D52]" office:value-type="float" office:value="5282.58837958631" calcext:value-type="float">
            <text:p>5283</text:p>
          </table:table-cell>
          <table:table-cell table:style-name="ce9" table:formula="of:=[.B52]*[.$Q$30]" office:value-type="float" office:value="586.954264398479" calcext:value-type="float">
            <text:p>587</text:p>
          </table:table-cell>
          <table:table-cell table:style-name="ce9" table:formula="of:=([.E53]-[.E52])*[.$Q$29]" office:value-type="float" office:value="3169.55302775179" calcext:value-type="float">
            <text:p>3170</text:p>
          </table:table-cell>
          <table:table-cell table:style-name="ce12" table:formula="of:=[.D53]-[.D52]" office:value-type="float" office:value="0" calcext:value-type="float">
            <text:p>0</text:p>
          </table:table-cell>
          <table:table-cell table:style-name="ce10" table:formula="of:=[.D52]*[.C52]" office:value-type="float" office:value="1741.37359517647" calcext:value-type="float">
            <text:p>1741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3" office:value-type="string" calcext:value-type="string">
            <text:p>firestorm</text:p>
          </table:table-cell>
          <table:table-cell office:value-type="string" calcext:value-type="string">
            <text:p>FS</text:p>
          </table:table-cell>
          <table:table-cell office:value-type="float" office:value="22" calcext:value-type="float">
            <text:p>22</text:p>
          </table:table-cell>
          <table:table-cell table:formula="of:=[.Q52]*[.$Q$31]" office:value-type="float" office:value="110" calcext:value-type="float">
            <text:p>11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2]*[.$K53]" office:value-type="float" office:value="645.649690838327" calcext:value-type="float">
            <text:p>645.6496908383</text:p>
          </table:table-cell>
          <table:table-cell table:style-name="ce7" table:formula="of:=[.C52]*[.$J53]" office:value-type="float" office:value="197.355674119999" calcext:value-type="float">
            <text:p>197.35567412</text:p>
          </table:table-cell>
          <table:table-cell office:value-type="float" office:value="9" calcext:value-type="float">
            <text:p>9</text:p>
          </table:table-cell>
          <table:table-cell table:style-name="ce10" table:formula="of:=[.B53]*[.D53]" office:value-type="float" office:value="5810.84721754494" calcext:value-type="float">
            <text:p>5811</text:p>
          </table:table-cell>
          <table:table-cell table:style-name="ce9" table:formula="of:=[.B53]*[.$Q$30]" office:value-type="float" office:value="645.649690838327" calcext:value-type="float">
            <text:p>646</text:p>
          </table:table-cell>
          <table:table-cell table:style-name="ce9" table:formula="of:=([.E54]-[.E53])*[.$Q$29]" office:value-type="float" office:value="-34865.0833052696" calcext:value-type="float">
            <text:p>-34865</text:p>
          </table:table-cell>
          <table:table-cell table:style-name="ce12" table:formula="of:=[.D54]-[.D53]" office:value-type="float" office:value="0" calcext:value-type="float">
            <text:p>0</text:p>
          </table:table-cell>
          <table:table-cell table:style-name="ce10" table:formula="of:=[.D53]*[.C53]" office:value-type="float" office:value="1776.20106708" calcext:value-type="float">
            <text:p>1776</text:p>
          </table:table-cell>
          <table:table-cell table:style-name="ce7" office:value-type="float" office:value="1.02" calcext:value-type="float">
            <text:p>1.02</text:p>
          </table:table-cell>
          <table:table-cell table:style-name="ce7" office:value-type="float" office:value="1.1" calcext:value-type="float">
            <text:p>1.1</text:p>
          </table:table-cell>
          <table:table-cell/>
          <table:table-cell office:value-type="float" office:value="0.33" calcext:value-type="float">
            <text:p>0.33</text:p>
          </table:table-cell>
          <table:table-cell/>
          <table:table-cell table:style-name="ce3" office:value-type="string" calcext:value-type="string">
            <text:p>heavy firestorm</text:p>
          </table:table-cell>
          <table:table-cell office:value-type="string" calcext:value-type="string">
            <text:p>HFS</text:p>
          </table:table-cell>
          <table:table-cell office:value-type="float" office:value="38" calcext:value-type="float">
            <text:p>38</text:p>
          </table:table-cell>
          <table:table-cell table:formula="of:=[.Q53]*[.$Q$31]" office:value-type="float" office:value="190" calcext:value-type="float">
            <text:p>19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3]*[.$K54]" office:value-type="float" office:value="0" calcext:value-type="float">
            <text:p>0</text:p>
          </table:table-cell>
          <table:table-cell table:style-name="ce7" table:formula="of:=[.C53]*[.$J54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10" table:formula="of:=[.B54]*[.D54]" office:value-type="float" office:value="0" calcext:value-type="float">
            <text:p>0</text:p>
          </table:table-cell>
          <table:table-cell table:style-name="ce9" table:formula="of:=[.B54]*[.$Q$30]" office:value-type="float" office:value="0" calcext:value-type="float">
            <text:p>0</text:p>
          </table:table-cell>
          <table:table-cell table:style-name="ce9" table:formula="of:=([.E55]-[.E54])*[.$Q$29]" office:value-type="float" office:value="0" calcext:value-type="float">
            <text:p>0</text:p>
          </table:table-cell>
          <table:table-cell table:number-columns-repeated="7"/>
          <table:table-cell table:style-name="ce22" office:value-type="string" calcext:value-type="string">
            <text:p>antidote</text:p>
          </table:table-cell>
          <table:table-cell office:value-type="string" calcext:value-type="string">
            <text:p>Ad</text:p>
          </table:table-cell>
          <table:table-cell office:value-type="float" office:value="3" calcext:value-type="float">
            <text:p>3</text:p>
          </table:table-cell>
          <table:table-cell table:formula="of:=[.Q54]*[.$Q$31]" office:value-type="float" office:value="15" calcext:value-type="float">
            <text:p>15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4]*[.$K55]" office:value-type="float" office:value="0" calcext:value-type="float">
            <text:p>0</text:p>
          </table:table-cell>
          <table:table-cell table:style-name="ce7" table:formula="of:=[.C54]*[.$J55]" office:value-type="float" office:value="0" calcext:value-type="float">
            <text:p>0</text:p>
          </table:table-cell>
          <table:table-cell/>
          <table:table-cell table:style-name="ce10" table:formula="of:=[.B55]*[.D55]" office:value-type="float" office:value="0" calcext:value-type="float">
            <text:p>0</text:p>
          </table:table-cell>
          <table:table-cell table:style-name="ce9" table:formula="of:=[.B55]*[.$Q$30]" office:value-type="float" office:value="0" calcext:value-type="float">
            <text:p>0</text:p>
          </table:table-cell>
          <table:table-cell table:style-name="ce9" table:formula="of:=([.E56]-[.E55])*[.$Q$29]" office:value-type="float" office:value="0" calcext:value-type="float">
            <text:p>0</text:p>
          </table:table-cell>
          <table:table-cell table:number-columns-repeated="7"/>
          <table:table-cell table:style-name="ce22" office:value-type="string" calcext:value-type="string">
            <text:p>cleric defence</text:p>
          </table:table-cell>
          <table:table-cell office:value-type="string" calcext:value-type="string">
            <text:p>CD</text:p>
          </table:table-cell>
          <table:table-cell office:value-type="float" office:value="8" calcext:value-type="float">
            <text:p>8</text:p>
          </table:table-cell>
          <table:table-cell table:formula="of:=[.Q55]*[.$Q$31]" office:value-type="float" office:value="40" calcext:value-type="float">
            <text:p>4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5]*[.$K56]" office:value-type="float" office:value="0" calcext:value-type="float">
            <text:p>0</text:p>
          </table:table-cell>
          <table:table-cell table:style-name="ce7" table:formula="of:=[.C55]*[.$J56]" office:value-type="float" office:value="0" calcext:value-type="float">
            <text:p>0</text:p>
          </table:table-cell>
          <table:table-cell/>
          <table:table-cell table:style-name="ce10" table:formula="of:=[.B56]*[.D56]" office:value-type="float" office:value="0" calcext:value-type="float">
            <text:p>0</text:p>
          </table:table-cell>
          <table:table-cell table:style-name="ce9" table:formula="of:=[.B56]*[.$Q$30]" office:value-type="float" office:value="0" calcext:value-type="float">
            <text:p>0</text:p>
          </table:table-cell>
          <table:table-cell table:style-name="ce9" table:formula="of:=([.E57]-[.E56])*[.$Q$29]" office:value-type="float" office:value="0" calcext:value-type="float">
            <text:p>0</text:p>
          </table:table-cell>
          <table:table-cell table:number-columns-repeated="7"/>
          <table:table-cell table:style-name="ce22" office:value-type="string" calcext:value-type="string">
            <text:p>area of antidote</text:p>
          </table:table-cell>
          <table:table-cell office:value-type="string" calcext:value-type="string">
            <text:p>AoAd</text:p>
          </table:table-cell>
          <table:table-cell office:value-type="float" office:value="10" calcext:value-type="float">
            <text:p>10</text:p>
          </table:table-cell>
          <table:table-cell table:formula="of:=[.Q56]*[.$Q$31]" office:value-type="float" office:value="50" calcext:value-type="float">
            <text:p>5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6]*[.$K57]" office:value-type="float" office:value="0" calcext:value-type="float">
            <text:p>0</text:p>
          </table:table-cell>
          <table:table-cell table:style-name="ce7" table:formula="of:=[.C56]*[.$J57]" office:value-type="float" office:value="0" calcext:value-type="float">
            <text:p>0</text:p>
          </table:table-cell>
          <table:table-cell/>
          <table:table-cell table:style-name="ce10" table:formula="of:=[.B57]*[.D57]" office:value-type="float" office:value="0" calcext:value-type="float">
            <text:p>0</text:p>
          </table:table-cell>
          <table:table-cell table:style-name="ce9" table:formula="of:=[.B57]*[.$Q$30]" office:value-type="float" office:value="0" calcext:value-type="float">
            <text:p>0</text:p>
          </table:table-cell>
          <table:table-cell table:style-name="ce9" table:formula="of:=([.E58]-[.E57])*[.$Q$29]" office:value-type="float" office:value="0" calcext:value-type="float">
            <text:p>0</text:p>
          </table:table-cell>
          <table:table-cell table:number-columns-repeated="7"/>
          <table:table-cell table:style-name="ce22" office:value-type="string" calcext:value-type="string">
            <text:p>area of defence</text:p>
          </table:table-cell>
          <table:table-cell office:value-type="string" calcext:value-type="string">
            <text:p>AoD</text:p>
          </table:table-cell>
          <table:table-cell office:value-type="float" office:value="14" calcext:value-type="float">
            <text:p>14</text:p>
          </table:table-cell>
          <table:table-cell table:formula="of:=[.Q57]*[.$Q$31]" office:value-type="float" office:value="70" calcext:value-type="float">
            <text:p>7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7]*[.$K58]" office:value-type="float" office:value="0" calcext:value-type="float">
            <text:p>0</text:p>
          </table:table-cell>
          <table:table-cell table:style-name="ce7" table:formula="of:=[.C57]*[.$J58]" office:value-type="float" office:value="0" calcext:value-type="float">
            <text:p>0</text:p>
          </table:table-cell>
          <table:table-cell table:number-columns-repeated="2"/>
          <table:table-cell table:style-name="ce9" table:formula="of:=[.B58]*[.$Q$30]" office:value-type="float" office:value="0" calcext:value-type="float">
            <text:p>0</text:p>
          </table:table-cell>
          <table:table-cell table:number-columns-repeated="8"/>
          <table:table-cell table:style-name="ce22" office:value-type="string" calcext:value-type="string">
            <text:p>area of attack</text:p>
          </table:table-cell>
          <table:table-cell office:value-type="string" calcext:value-type="string">
            <text:p>AoA</text:p>
          </table:table-cell>
          <table:table-cell office:value-type="float" office:value="18" calcext:value-type="float">
            <text:p>18</text:p>
          </table:table-cell>
          <table:table-cell table:formula="of:=[.Q58]*[.$Q$31]" office:value-type="float" office:value="90" calcext:value-type="float">
            <text:p>9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8]*[.$K59]" office:value-type="float" office:value="0" calcext:value-type="float">
            <text:p>0</text:p>
          </table:table-cell>
          <table:table-cell table:style-name="ce7" table:formula="of:=[.C58]*[.$J59]" office:value-type="float" office:value="0" calcext:value-type="float">
            <text:p>0</text:p>
          </table:table-cell>
          <table:table-cell table:number-columns-repeated="2"/>
          <table:table-cell table:style-name="ce9" table:formula="of:=[.B59]*[.$Q$30]" office:value-type="float" office:value="0" calcext:value-type="float">
            <text:p>0</text:p>
          </table:table-cell>
          <table:table-cell table:number-columns-repeated="8"/>
          <table:table-cell table:style-name="ce22" office:value-type="string" calcext:value-type="string">
            <text:p>area of heavy defence</text:p>
          </table:table-cell>
          <table:table-cell office:value-type="string" calcext:value-type="string">
            <text:p>AoHD</text:p>
          </table:table-cell>
          <table:table-cell office:value-type="float" office:value="40" calcext:value-type="float">
            <text:p>40</text:p>
          </table:table-cell>
          <table:table-cell table:formula="of:=[.Q59]*[.$Q$31]" office:value-type="float" office:value="200" calcext:value-type="float">
            <text:p>20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59]*[.$K60]" office:value-type="float" office:value="0" calcext:value-type="float">
            <text:p>0</text:p>
          </table:table-cell>
          <table:table-cell table:number-columns-repeated="12"/>
          <table:table-cell table:style-name="ce22"/>
          <table:table-cell table:number-columns-repeated="2"/>
          <table:table-cell table:formula="of:=[.Q60]*[.$Q$31]" office:value-type="float" office:value="0" calcext:value-type="float">
            <text:p>0</text:p>
          </table:table-cell>
          <table:table-cell table:number-columns-repeated="5"/>
        </table:table-row>
        <table:table-row table:style-name="ro3">
          <table:table-cell/>
          <table:table-cell table:style-name="ce7" table:formula="of:=[.B60]*[.$K61]" office:value-type="float" office:value="0" calcext:value-type="float">
            <text:p>0</text:p>
          </table:table-cell>
          <table:table-cell table:number-columns-repeated="12"/>
          <table:table-cell table:style-name="ce22"/>
          <table:table-cell table:number-columns-repeated="2"/>
          <table:table-cell table:formula="of:=[.Q61]*[.$Q$31]" office:value-type="float" office:value="0" calcext:value-type="float">
            <text:p>0</text:p>
          </table:table-cell>
          <table:table-cell table:number-columns-repeated="5"/>
        </table:table-row>
        <table:table-row table:style-name="ro4">
          <table:table-cell table:number-columns-repeated="14"/>
          <table:table-cell table:style-name="ce22"/>
          <table:table-cell table:number-columns-repeated="2"/>
          <table:table-cell table:formula="of:=[.Q62]*[.$Q$31]" office:value-type="float" office:value="0" calcext:value-type="float">
            <text:p>0</text:p>
          </table:table-cell>
          <table:table-cell table:number-columns-repeated="5"/>
        </table:table-row>
        <table:table-row table:style-name="ro4" table:number-rows-repeated="1048513">
          <table:table-cell table:number-columns-repeated="23"/>
        </table:table-row>
        <table:table-row table:style-name="ro4">
          <table:table-cell table:number-columns-repeated="23"/>
        </table:table-row>
        <calcext:conditional-formats>
          <calcext:conditional-format calcext:target-range-address="Лист1.H2:Лист1.H53">
            <calcext:condition calcext:apply-style-name="Безымянный1" calcext:value="&gt;=1" calcext:base-cell-address="Лист1.G2"/>
            <calcext:condition calcext:apply-style-name="Безымянный2" calcext:value="=0" calcext:base-cell-address="Лист1.G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00ff00"/>
    </style:style>
    <style:style style:name="Безымянный2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8:34:55.12274648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 </meta:initial-creator>
    <meta:creation-date>2013-11-26T23:45:53</meta:creation-date>
    <dc:date>2015-04-20T20:03:13.842809497</dc:date>
    <dc:creator>vlaaad </dc:creator>
    <meta:editing-duration>P10DT2H9M6S</meta:editing-duration>
    <meta:editing-cycles>15</meta:editing-cycles>
    <meta:generator>LibreOffice/4.2.7.2$Linux_X86_64 LibreOffice_project/420m0$Build-2</meta:generator>
    <meta:document-statistic meta:table-count="1" meta:cell-count="89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8cm" svg:height="8.99cm" xlink:href=".." xlink:type="simple" chart:class="chart:bar" chart:style-name="ch1">
        <chart:legend chart:legend-position="end" svg:x="12.825cm" svg:y="3.947cm" style:legend-expansion="high" chart:style-name="ch2"/>
        <chart:plot-area chart:style-name="ch3" table:cell-range-address="Лист1.B1:Лист1.C30" chart:data-source-has-labels="row" svg:x="0.664cm" svg:y="0.962cm" svg:width="11.579cm" svg:height="7.935cm">
          <chartooo:coordinate-region svg:x="1.471cm" svg:y="1.161cm" svg:width="10.771cm" svg:height="6.69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30" chart:label-cell-address="Лист1.B1:Лист1.B1" chart:class="chart:bar">
            <chart:data-point chart:repeated="29"/>
          </chart:series>
          <chart:series chart:style-name="ch8" chart:values-cell-range-address="Лист1.C2:Лист1.C30" chart:label-cell-address="Лист1.C1:Лист1.C1" chart:class="chart:bar">
            <chart:data-point chart:repeated="2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r difficulty</text:p>
                <draw:g>
                  <svg:desc>Лист1.B1:Лист1.B1</svg:desc>
                </draw:g>
              </table:table-cell>
              <table:table-cell office:value-type="string">
                <text:p>enemy difficulty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Лист1.B2:Лист1.B30</svg:desc>
                </draw:g>
              </table:table-cell>
              <table:table-cell office:value-type="float" office:value="5">
                <text:p>5</text:p>
                <draw:g>
                  <svg:desc>Лист1.C2:Лист1.C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05">
                <text:p>6.05</text:p>
              </table:table-cell>
              <table:table-cell office:value-type="float" office:value="6.6125">
                <text:p>6.6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655">
                <text:p>6.655</text:p>
              </table:table-cell>
              <table:table-cell office:value-type="float" office:value="7.604375">
                <text:p>7.60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.3205">
                <text:p>7.3205</text:p>
              </table:table-cell>
              <table:table-cell office:value-type="float" office:value="8.74503125">
                <text:p>8.74503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.05255">
                <text:p>8.05255</text:p>
              </table:table-cell>
              <table:table-cell office:value-type="float" office:value="10.0567859375">
                <text:p>10.0567859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.857805">
                <text:p>8.857805</text:p>
              </table:table-cell>
              <table:table-cell office:value-type="float" office:value="11.565303828125">
                <text:p>11.565303828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435855">
                <text:p>9.7435855</text:p>
              </table:table-cell>
              <table:table-cell office:value-type="float" office:value="13.3000994023437">
                <text:p>13.30009940234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71794405">
                <text:p>10.71794405</text:p>
              </table:table-cell>
              <table:table-cell office:value-type="float" office:value="15.2951143126953">
                <text:p>15.2951143126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89738455">
                <text:p>11.789738455</text:p>
              </table:table-cell>
              <table:table-cell office:value-type="float" office:value="17.5893814595996">
                <text:p>17.5893814595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9687123005">
                <text:p>12.9687123005</text:p>
              </table:table-cell>
              <table:table-cell office:value-type="float" office:value="20.2277886785395">
                <text:p>20.22778867853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.26558353055">
                <text:p>14.26558353055</text:p>
              </table:table-cell>
              <table:table-cell office:value-type="float" office:value="23.2619569803205">
                <text:p>23.26195698032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692141883605">
                <text:p>15.692141883605</text:p>
              </table:table-cell>
              <table:table-cell office:value-type="float" office:value="26.7512505273685">
                <text:p>26.75125052736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.2613560719655">
                <text:p>17.2613560719655</text:p>
              </table:table-cell>
              <table:table-cell office:value-type="float" office:value="30.7639381064738">
                <text:p>30.76393810647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.9874916791621">
                <text:p>18.9874916791621</text:p>
              </table:table-cell>
              <table:table-cell office:value-type="float" office:value="35.3785288224449">
                <text:p>35.37852882244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.8862408470783">
                <text:p>20.8862408470783</text:p>
              </table:table-cell>
              <table:table-cell office:value-type="float" office:value="40.6853081458116">
                <text:p>40.6853081458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.9748649317861">
                <text:p>22.9748649317861</text:p>
              </table:table-cell>
              <table:table-cell office:value-type="float" office:value="46.7881043676834">
                <text:p>46.78810436768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2723514249647">
                <text:p>25.2723514249647</text:p>
              </table:table-cell>
              <table:table-cell office:value-type="float" office:value="53.8063200228359">
                <text:p>53.80632002283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.7995865674612">
                <text:p>27.7995865674612</text:p>
              </table:table-cell>
              <table:table-cell office:value-type="float" office:value="61.8772680262612">
                <text:p>61.877268026261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.5795452242073">
                <text:p>30.5795452242073</text:p>
              </table:table-cell>
              <table:table-cell office:value-type="float" office:value="68.0649948288874">
                <text:p>68.06499482888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.637499746628">
                <text:p>33.637499746628</text:p>
              </table:table-cell>
              <table:table-cell office:value-type="float" office:value="74.8714943117761">
                <text:p>74.87149431177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7.0012497212909">
                <text:p>37.0012497212909</text:p>
              </table:table-cell>
              <table:table-cell office:value-type="float" office:value="82.3586437429537">
                <text:p>82.35864374295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.70137469342">
                <text:p>40.70137469342</text:p>
              </table:table-cell>
              <table:table-cell office:value-type="float" office:value="86.4765759301014">
                <text:p>86.47657593010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4.771512162762">
                <text:p>44.771512162762</text:p>
              </table:table-cell>
              <table:table-cell office:value-type="float" office:value="90.8004047266065">
                <text:p>90.80040472660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9.2486633790382">
                <text:p>49.2486633790382</text:p>
              </table:table-cell>
              <table:table-cell office:value-type="float" office:value="95.3404249629368">
                <text:p>95.34042496293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173529716942">
                <text:p>54.173529716942</text:p>
              </table:table-cell>
              <table:table-cell office:value-type="float" office:value="100.107446211084">
                <text:p>100.1074462110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9.5908826886362">
                <text:p>59.5908826886362</text:p>
              </table:table-cell>
              <table:table-cell office:value-type="float" office:value="106.113892983749">
                <text:p>106.113892983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5499709574998">
                <text:p>65.5499709574998</text:p>
              </table:table-cell>
              <table:table-cell office:value-type="float" office:value="112.480726562774">
                <text:p>112.4807265627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.1049680532498">
                <text:p>72.1049680532498</text:p>
              </table:table-cell>
              <table:table-cell office:value-type="float" office:value="118.104762890912">
                <text:p>118.1047628909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